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2" svg:font-family="'Liberation Mono'" style:font-family-generic="modern" style:font-pitch="fixed"/>
    <style:font-face style:name="Liberation Mono" svg:font-family="'Liberation Mono'" style:font-adornments="Gras" style:font-family-generic="modern" style:font-pitch="fixed"/>
    <style:font-face style:name="Liberation Mono1"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style:paragraph-properties fo:text-align="center" style:justify-single-word="false" style:page-number="auto"/>
    </style:style>
    <style:style style:name="P3" style:family="paragraph" style:parent-style-name="Footer">
      <style:paragraph-properties fo:text-align="center" style:justify-single-word="false"/>
    </style:style>
    <style:style style:name="P4" style:family="paragraph" style:parent-style-name="Standard">
      <style:text-properties style:font-name="Liberation Mono2" style:text-underline-style="solid" style:text-underline-width="auto" style:text-underline-color="font-color" fo:font-weight="bold" officeooo:paragraph-rsid="003ed20d" style:font-name-asian="Liberation Mono2" style:font-weight-asian="bold" style:font-weight-complex="bold"/>
    </style:style>
    <style:style style:name="P5" style:family="paragraph" style:parent-style-name="Standard">
      <style:text-properties style:font-name="Liberation Mono2" style:text-underline-style="solid" style:text-underline-width="auto" style:text-underline-color="font-color" fo:font-weight="bold" officeooo:rsid="003ed20d" officeooo:paragraph-rsid="00608cac" style:font-name-asian="Liberation Mono2" style:font-weight-asian="bold" style:font-weight-complex="bold"/>
    </style:style>
    <style:style style:name="P6" style:family="paragraph" style:parent-style-name="Standard">
      <style:text-properties style:font-name="Liberation Mono2" officeooo:paragraph-rsid="003ed20d" style:font-name-asian="Liberation Mono2"/>
    </style:style>
    <style:style style:name="P7" style:family="paragraph" style:parent-style-name="Standard">
      <style:text-properties style:font-name="Liberation Mono2" officeooo:paragraph-rsid="00436095" style:font-name-asian="Liberation Mono2"/>
    </style:style>
    <style:style style:name="P8" style:family="paragraph" style:parent-style-name="Standard">
      <style:text-properties style:font-name="Liberation Mono2" officeooo:paragraph-rsid="0046a257" style:font-name-asian="Liberation Mono2"/>
    </style:style>
    <style:style style:name="P9" style:family="paragraph" style:parent-style-name="Standard">
      <style:paragraph-properties fo:text-align="start" style:justify-single-word="false"/>
      <style:text-properties style:font-name="Liberation Mono2" officeooo:paragraph-rsid="001c4c04" style:font-name-asian="Liberation Mono2"/>
    </style:style>
    <style:style style:name="P10" style:family="paragraph" style:parent-style-name="Standard">
      <style:paragraph-properties fo:text-align="start" style:justify-single-word="false"/>
      <style:text-properties style:font-name="Liberation Mono2" officeooo:paragraph-rsid="005862f0" style:font-name-asian="Liberation Mono2"/>
    </style:style>
    <style:style style:name="P11" style:family="paragraph" style:parent-style-name="Standard">
      <style:paragraph-properties fo:text-align="start" style:justify-single-word="false"/>
      <style:text-properties style:font-name="Liberation Mono2" officeooo:paragraph-rsid="005cf5a3" style:font-name-asian="Liberation Mono2"/>
    </style:style>
    <style:style style:name="P12" style:family="paragraph" style:parent-style-name="Standard">
      <style:paragraph-properties fo:text-align="start" style:justify-single-word="false"/>
      <style:text-properties style:font-name="Liberation Mono2" officeooo:paragraph-rsid="006288a3" style:font-name-asian="Liberation Mono2"/>
    </style:style>
    <style:style style:name="P13" style:family="paragraph" style:parent-style-name="Standard">
      <style:paragraph-properties fo:text-align="start" style:justify-single-word="false"/>
      <style:text-properties style:font-name="Liberation Mono2" officeooo:rsid="0027aa57" officeooo:paragraph-rsid="0027aa57" style:font-name-asian="Liberation Mono2"/>
    </style:style>
    <style:style style:name="P14" style:family="paragraph" style:parent-style-name="Standard">
      <style:paragraph-properties fo:text-align="start" style:justify-single-word="false"/>
      <style:text-properties style:font-name="Liberation Mono2" officeooo:rsid="0027aa57" officeooo:paragraph-rsid="002962a8" style:font-name-asian="Liberation Mono2"/>
    </style:style>
    <style:style style:name="P15" style:family="paragraph" style:parent-style-name="Standard">
      <style:paragraph-properties fo:text-align="start" style:justify-single-word="false"/>
      <style:text-properties style:font-name="Liberation Mono2" officeooo:rsid="0012851e" officeooo:paragraph-rsid="001c4c04" style:font-name-asian="Liberation Mono2"/>
    </style:style>
    <style:style style:name="P16" style:family="paragraph" style:parent-style-name="Standard">
      <style:paragraph-properties fo:text-align="start" style:justify-single-word="false"/>
      <style:text-properties style:font-name="Liberation Mono2" officeooo:rsid="001ea12d" officeooo:paragraph-rsid="001ea12d" style:font-name-asian="Liberation Mono2"/>
    </style:style>
    <style:style style:name="P17" style:family="paragraph" style:parent-style-name="Standard">
      <style:paragraph-properties fo:text-align="start" style:justify-single-word="false"/>
      <style:text-properties style:font-name="Liberation Mono2" officeooo:rsid="001f3f2d" officeooo:paragraph-rsid="001f3f2d" style:font-name-asian="Liberation Mono2"/>
    </style:style>
    <style:style style:name="P18" style:family="paragraph" style:parent-style-name="Standard">
      <style:paragraph-properties fo:text-align="start" style:justify-single-word="false"/>
      <style:text-properties style:font-name="Liberation Mono2" officeooo:rsid="00202714" officeooo:paragraph-rsid="00202714" style:font-name-asian="Liberation Mono2"/>
    </style:style>
    <style:style style:name="P19" style:family="paragraph" style:parent-style-name="Standard">
      <style:paragraph-properties fo:text-align="start" style:justify-single-word="false"/>
      <style:text-properties style:font-name="Liberation Mono2" officeooo:rsid="00202714" officeooo:paragraph-rsid="0022c244" style:font-name-asian="Liberation Mono2"/>
    </style:style>
    <style:style style:name="P20" style:family="paragraph" style:parent-style-name="Standard">
      <style:paragraph-properties fo:text-align="start" style:justify-single-word="false"/>
      <style:text-properties style:font-name="Liberation Mono2" officeooo:rsid="00202714" officeooo:paragraph-rsid="0026b2c8" style:font-name-asian="Liberation Mono2"/>
    </style:style>
    <style:style style:name="P21" style:family="paragraph" style:parent-style-name="Standard">
      <style:paragraph-properties fo:text-align="start" style:justify-single-word="false"/>
      <style:text-properties style:font-name="Liberation Mono2" officeooo:rsid="00202714" officeooo:paragraph-rsid="0024372a" style:font-name-asian="Liberation Mono2"/>
    </style:style>
    <style:style style:name="P22" style:family="paragraph" style:parent-style-name="Standard">
      <style:paragraph-properties fo:text-align="start" style:justify-single-word="false"/>
      <style:text-properties style:font-name="Liberation Mono2" officeooo:rsid="00202714" officeooo:paragraph-rsid="0027aa57" style:font-name-asian="Liberation Mono2"/>
    </style:style>
    <style:style style:name="P23" style:family="paragraph" style:parent-style-name="Standard">
      <style:paragraph-properties fo:text-align="start" style:justify-single-word="false"/>
      <style:text-properties style:font-name="Liberation Mono2" officeooo:rsid="00202714" officeooo:paragraph-rsid="002e3a9f" style:font-name-asian="Liberation Mono2"/>
    </style:style>
    <style:style style:name="P24" style:family="paragraph" style:parent-style-name="Standard">
      <style:paragraph-properties fo:text-align="start" style:justify-single-word="false"/>
      <style:text-properties style:font-name="Liberation Mono2" officeooo:rsid="00202714" officeooo:paragraph-rsid="003a278a" style:font-name-asian="Liberation Mono2"/>
    </style:style>
    <style:style style:name="P25" style:family="paragraph" style:parent-style-name="Standard">
      <style:paragraph-properties fo:text-align="start" style:justify-single-word="false"/>
      <style:text-properties style:font-name="Liberation Mono2" officeooo:rsid="00202714" officeooo:paragraph-rsid="00380e18" style:font-name-asian="Liberation Mono2"/>
    </style:style>
    <style:style style:name="P26" style:family="paragraph" style:parent-style-name="Standard">
      <style:paragraph-properties fo:text-align="start" style:justify-single-word="false"/>
      <style:text-properties style:font-name="Liberation Mono2" officeooo:rsid="00202714" officeooo:paragraph-rsid="002ed8ea" style:font-name-asian="Liberation Mono2"/>
    </style:style>
    <style:style style:name="P27" style:family="paragraph" style:parent-style-name="Standard">
      <style:paragraph-properties fo:text-align="start" style:justify-single-word="false"/>
      <style:text-properties style:font-name="Liberation Mono2" officeooo:rsid="00202714" officeooo:paragraph-rsid="002fdad5" style:font-name-asian="Liberation Mono2"/>
    </style:style>
    <style:style style:name="P28" style:family="paragraph" style:parent-style-name="Standard">
      <style:paragraph-properties fo:text-align="start" style:justify-single-word="false"/>
      <style:text-properties style:font-name="Liberation Mono2" officeooo:rsid="00202714" officeooo:paragraph-rsid="00312a7f" style:font-name-asian="Liberation Mono2"/>
    </style:style>
    <style:style style:name="P29" style:family="paragraph" style:parent-style-name="Standard">
      <style:paragraph-properties fo:text-align="start" style:justify-single-word="false"/>
      <style:text-properties style:font-name="Liberation Mono2" officeooo:rsid="00202714" officeooo:paragraph-rsid="004c6890" style:font-name-asian="Liberation Mono2"/>
    </style:style>
    <style:style style:name="P30" style:family="paragraph" style:parent-style-name="Standard">
      <style:paragraph-properties fo:text-align="start" style:justify-single-word="false"/>
      <style:text-properties style:font-name="Liberation Mono2" officeooo:rsid="00246977" officeooo:paragraph-rsid="00246977" style:font-name-asian="Liberation Mono2"/>
    </style:style>
    <style:style style:name="P31" style:family="paragraph" style:parent-style-name="Standard">
      <style:paragraph-properties fo:text-align="start" style:justify-single-word="false"/>
      <style:text-properties style:font-name="Liberation Mono2" officeooo:rsid="00246977" officeooo:paragraph-rsid="002c522a" style:font-name-asian="Liberation Mono2"/>
    </style:style>
    <style:style style:name="P32" style:family="paragraph" style:parent-style-name="Standard">
      <style:paragraph-properties fo:text-align="start" style:justify-single-word="false"/>
      <style:text-properties style:font-name="Liberation Mono2" officeooo:rsid="00246977" officeooo:paragraph-rsid="00380e18" style:font-name-asian="Liberation Mono2"/>
    </style:style>
    <style:style style:name="P33" style:family="paragraph" style:parent-style-name="Standard">
      <style:paragraph-properties fo:text-align="start" style:justify-single-word="false"/>
      <style:text-properties style:font-name="Liberation Mono2" officeooo:rsid="00246977" officeooo:paragraph-rsid="004c91cf" style:font-name-asian="Liberation Mono2"/>
    </style:style>
    <style:style style:name="P34" style:family="paragraph" style:parent-style-name="Standard">
      <style:paragraph-properties fo:text-align="start" style:justify-single-word="false"/>
      <style:text-properties style:font-name="Liberation Mono2" officeooo:rsid="00246977" officeooo:paragraph-rsid="00545bbc" style:font-name-asian="Liberation Mono2"/>
    </style:style>
    <style:style style:name="P35" style:family="paragraph" style:parent-style-name="Standard">
      <style:paragraph-properties fo:text-align="start" style:justify-single-word="false"/>
      <style:text-properties style:font-name="Liberation Mono2" officeooo:rsid="00246977" officeooo:paragraph-rsid="00608cac" style:font-name-asian="Liberation Mono2"/>
    </style:style>
    <style:style style:name="P36" style:family="paragraph" style:parent-style-name="Standard">
      <style:paragraph-properties fo:text-align="start" style:justify-single-word="false"/>
      <style:text-properties style:font-name="Liberation Mono2" officeooo:rsid="002c522a" officeooo:paragraph-rsid="002e3a9f" style:font-name-asian="Liberation Mono2"/>
    </style:style>
    <style:style style:name="P37" style:family="paragraph" style:parent-style-name="Standard">
      <style:paragraph-properties fo:text-align="start" style:justify-single-word="false"/>
      <style:text-properties style:font-name="Liberation Mono2" officeooo:rsid="004c91cf" officeooo:paragraph-rsid="004c91cf" style:font-name-asian="Liberation Mono2"/>
    </style:style>
    <style:style style:name="P38" style:family="paragraph" style:parent-style-name="Standard">
      <style:paragraph-properties fo:text-align="start" style:justify-single-word="false"/>
      <style:text-properties style:font-name="Liberation Mono2" officeooo:rsid="004588bc" officeooo:paragraph-rsid="001c4c04" style:font-name-asian="Liberation Mono2"/>
    </style:style>
    <style:style style:name="P39" style:family="paragraph" style:parent-style-name="Standard">
      <style:paragraph-properties fo:text-align="start" style:justify-single-word="false"/>
      <style:text-properties style:font-name="Liberation Mono2" officeooo:rsid="005862f0" officeooo:paragraph-rsid="005862f0" style:font-name-asian="Liberation Mono2"/>
    </style:style>
    <style:style style:name="P40" style:family="paragraph" style:parent-style-name="Standard">
      <style:paragraph-properties fo:text-align="start" style:justify-single-word="false"/>
      <style:text-properties style:font-name="Liberation Mono2" officeooo:rsid="005862f0" officeooo:paragraph-rsid="0059d916" style:font-name-asian="Liberation Mono2"/>
    </style:style>
    <style:style style:name="P41" style:family="paragraph" style:parent-style-name="Standard">
      <style:paragraph-properties fo:text-align="start" style:justify-single-word="false"/>
      <style:text-properties style:font-name="Liberation Mono2" officeooo:rsid="005862f0" officeooo:paragraph-rsid="005b6e82" style:font-name-asian="Liberation Mono2"/>
    </style:style>
    <style:style style:name="P42" style:family="paragraph" style:parent-style-name="Standard">
      <style:paragraph-properties fo:text-align="start" style:justify-single-word="false"/>
      <style:text-properties style:font-name="Liberation Mono2" officeooo:rsid="005862f0" officeooo:paragraph-rsid="005b84ca" style:font-name-asian="Liberation Mono2"/>
    </style:style>
    <style:style style:name="P43" style:family="paragraph" style:parent-style-name="Standard">
      <style:paragraph-properties fo:text-align="start" style:justify-single-word="false"/>
      <style:text-properties style:font-name="Liberation Mono2" officeooo:rsid="005862f0" officeooo:paragraph-rsid="005cf5a3" style:font-name-asian="Liberation Mono2"/>
    </style:style>
    <style:style style:name="P44" style:family="paragraph" style:parent-style-name="Standard">
      <style:paragraph-properties fo:text-align="start" style:justify-single-word="false"/>
      <style:text-properties style:font-name="Liberation Mono2" officeooo:rsid="0059d916" officeooo:paragraph-rsid="0059d916" style:font-name-asian="Liberation Mono2"/>
    </style:style>
    <style:style style:name="P45" style:family="paragraph" style:parent-style-name="Standard">
      <style:paragraph-properties fo:text-align="start" style:justify-single-word="false"/>
      <style:text-properties style:font-name="Liberation Mono2" officeooo:rsid="0059d916" officeooo:paragraph-rsid="005b6e82" style:font-name-asian="Liberation Mono2"/>
    </style:style>
    <style:style style:name="P46" style:family="paragraph" style:parent-style-name="Standard">
      <style:paragraph-properties fo:text-align="start" style:justify-single-word="false"/>
      <style:text-properties style:font-name="Liberation Mono2" officeooo:rsid="005b6e82" officeooo:paragraph-rsid="005b6e82" style:font-name-asian="Liberation Mono2"/>
    </style:style>
    <style:style style:name="P47" style:family="paragraph" style:parent-style-name="Standard">
      <style:paragraph-properties fo:text-align="start" style:justify-single-word="false"/>
      <style:text-properties style:font-name="Liberation Mono2" officeooo:rsid="005b6e82" officeooo:paragraph-rsid="005b84ca" style:font-name-asian="Liberation Mono2"/>
    </style:style>
    <style:style style:name="P48" style:family="paragraph" style:parent-style-name="Standard">
      <style:paragraph-properties fo:text-align="start" style:justify-single-word="false"/>
      <style:text-properties style:font-name="Liberation Mono2" officeooo:rsid="005b84ca" officeooo:paragraph-rsid="005b84ca" style:font-name-asian="Liberation Mono2"/>
    </style:style>
    <style:style style:name="P49" style:family="paragraph" style:parent-style-name="Standard">
      <style:text-properties style:font-name="Liberation Mono2" officeooo:paragraph-rsid="00608cac" style:font-name-asian="Liberation Mono2"/>
    </style:style>
    <style:style style:name="P50" style:family="paragraph" style:parent-style-name="Standard">
      <style:paragraph-properties fo:text-align="start" style:justify-single-word="false"/>
      <style:text-properties style:font-name="Liberation Mono2" officeooo:rsid="0063fb56" officeooo:paragraph-rsid="0063fb56" style:font-name-asian="Liberation Mono2"/>
    </style:style>
    <style:style style:name="P51" style:family="paragraph" style:parent-style-name="Standard">
      <style:paragraph-properties fo:text-align="start" style:justify-single-word="false"/>
      <style:text-properties style:font-name="Liberation Mono2" officeooo:rsid="005cf5a3" officeooo:paragraph-rsid="005cf5a3" style:font-name-asian="Liberation Mono2"/>
    </style:style>
    <style:style style:name="P52" style:family="paragraph" style:parent-style-name="Standard">
      <style:paragraph-properties fo:text-align="start" style:justify-single-word="false"/>
      <style:text-properties style:font-name="Liberation Mono2" fo:font-style="italic" style:text-underline-style="solid" style:text-underline-width="auto" style:text-underline-color="font-color" officeooo:rsid="00202714" officeooo:paragraph-rsid="00202714" style:font-name-asian="Liberation Mono2" style:font-style-asian="italic" style:font-style-complex="italic"/>
    </style:style>
    <style:style style:name="P53" style:family="paragraph" style:parent-style-name="Standard">
      <style:paragraph-properties fo:text-align="start" style:justify-single-word="false"/>
      <style:text-properties style:font-name="Liberation Mono2" style:text-underline-style="none" fo:font-weight="bold" officeooo:paragraph-rsid="003ed20d" style:font-name-asian="Liberation Mono2" style:font-weight-asian="bold" style:font-weight-complex="bold"/>
    </style:style>
    <style:style style:name="P54" style:family="paragraph" style:parent-style-name="Text_20_body">
      <style:text-properties style:font-name="Liberation Mono2" style:font-name-asian="Liberation Mono2"/>
    </style:style>
    <style:style style:name="P55" style:family="paragraph" style:parent-style-name="Text_20_body">
      <style:paragraph-properties fo:text-align="center" style:justify-single-word="false"/>
      <style:text-properties style:font-name="Liberation Mono2" officeooo:rsid="0056ae2e" officeooo:paragraph-rsid="0056ae2e" style:font-name-asian="Liberation Mono2"/>
    </style:style>
    <style:style style:name="P56" style:family="paragraph" style:parent-style-name="Text_20_body">
      <style:paragraph-properties fo:text-align="start" style:justify-single-word="false"/>
      <style:text-properties style:font-name="Liberation Mono2" fo:font-style="normal" officeooo:paragraph-rsid="006288a3" style:font-name-asian="Liberation Mono2" style:font-style-asian="normal" style:font-style-complex="normal"/>
    </style:style>
    <style:style style:name="P57" style:family="paragraph" style:parent-style-name="Text_20_body">
      <style:paragraph-properties fo:text-align="center" style:justify-single-word="false"/>
      <style:text-properties officeooo:rsid="0056ae2e" officeooo:paragraph-rsid="0056ae2e"/>
    </style:style>
    <style:style style:name="P58" style:family="paragraph" style:parent-style-name="Text_20_body">
      <style:paragraph-properties fo:text-align="start" style:justify-single-word="false"/>
      <style:text-properties officeooo:rsid="0056ae2e" officeooo:paragraph-rsid="0056ae2e"/>
    </style:style>
    <style:style style:name="P59" style:family="paragraph" style:parent-style-name="Subtitle">
      <style:text-properties style:font-name="Liberation Mono2" officeooo:rsid="004588bc" officeooo:paragraph-rsid="0056ae2e" style:font-name-asian="Liberation Mono2"/>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Standard">
      <style:paragraph-properties fo:text-align="start" style:justify-single-word="false"/>
      <style:text-properties style:font-name="Liberation Mono2" officeooo:paragraph-rsid="006862c6" style:font-name-asian="Liberation Mono2"/>
    </style:style>
    <style:style style:name="P62" style:family="paragraph" style:parent-style-name="Standard">
      <style:paragraph-properties fo:text-align="start" style:justify-single-word="false"/>
      <style:text-properties style:font-name="Liberation Mono2" officeooo:paragraph-rsid="00545bbc" style:font-name-asian="Liberation Mono2"/>
    </style:style>
    <style:style style:name="P63" style:family="paragraph" style:parent-style-name="Standard">
      <style:paragraph-properties fo:text-align="start" style:justify-single-word="false"/>
      <style:text-properties style:font-name="Liberation Mono2" officeooo:paragraph-rsid="006288a3" style:font-name-asian="Liberation Mono2"/>
    </style:style>
    <style:style style:name="P64" style:family="paragraph" style:parent-style-name="Standard">
      <style:paragraph-properties fo:text-align="start" style:justify-single-word="false"/>
      <style:text-properties style:font-name="Liberation Mono2" officeooo:paragraph-rsid="006dd88f" style:font-name-asian="Liberation Mono2"/>
    </style:style>
    <style:style style:name="P65" style:family="paragraph" style:parent-style-name="Standard">
      <style:paragraph-properties fo:text-align="start" style:justify-single-word="false"/>
      <style:text-properties style:font-name="Liberation Mono2" officeooo:paragraph-rsid="001c4c04" style:font-name-asian="Liberation Mono2"/>
    </style:style>
    <style:style style:name="P66" style:family="paragraph" style:parent-style-name="Standard">
      <style:paragraph-properties fo:text-align="start" style:justify-single-word="false"/>
      <style:text-properties style:font-name="Liberation Mono2" officeooo:paragraph-rsid="0027aa57" style:font-name-asian="Liberation Mono2"/>
    </style:style>
    <style:style style:name="P67" style:family="paragraph" style:parent-style-name="Standard">
      <style:paragraph-properties fo:text-align="start" style:justify-single-word="false"/>
      <style:text-properties style:font-name="Liberation Mono2" officeooo:paragraph-rsid="002b340f" style:font-name-asian="Liberation Mono2"/>
    </style:style>
    <style:style style:name="P68" style:family="paragraph" style:parent-style-name="Standard">
      <style:paragraph-properties fo:text-align="start" style:justify-single-word="false"/>
      <style:text-properties style:font-name="Liberation Mono2" officeooo:paragraph-rsid="006f1ec1" style:font-name-asian="Liberation Mono2"/>
    </style:style>
    <style:style style:name="P69" style:family="paragraph" style:parent-style-name="Standard">
      <style:paragraph-properties fo:text-align="start" style:justify-single-word="false"/>
      <style:text-properties style:font-name="Liberation Mono2" officeooo:rsid="004ad8a0" officeooo:paragraph-rsid="006862c6" style:font-name-asian="Liberation Mono2"/>
    </style:style>
    <style:style style:name="P70" style:family="paragraph" style:parent-style-name="Standard">
      <style:paragraph-properties fo:text-align="start" style:justify-single-word="false"/>
      <style:text-properties style:font-name="Liberation Mono2" officeooo:rsid="004ad8a0" officeooo:paragraph-rsid="00545bbc" style:font-name-asian="Liberation Mono2"/>
    </style:style>
    <style:style style:name="P71" style:family="paragraph" style:parent-style-name="Standard">
      <style:paragraph-properties fo:text-align="start" style:justify-single-word="false"/>
      <style:text-properties style:font-name="Liberation Mono2" officeooo:rsid="004ad8a0" officeooo:paragraph-rsid="006c32ef" style:font-name-asian="Liberation Mono2"/>
    </style:style>
    <style:style style:name="P72" style:family="paragraph" style:parent-style-name="Standard">
      <style:paragraph-properties fo:text-align="start" style:justify-single-word="false"/>
      <style:text-properties style:font-name="Liberation Mono2" officeooo:rsid="00246977" officeooo:paragraph-rsid="006862c6" style:font-name-asian="Liberation Mono2"/>
    </style:style>
    <style:style style:name="P73" style:family="paragraph" style:parent-style-name="Standard">
      <style:paragraph-properties fo:text-align="start" style:justify-single-word="false"/>
      <style:text-properties style:font-name="Liberation Mono2" officeooo:rsid="00246977" officeooo:paragraph-rsid="004d58cb" style:font-name-asian="Liberation Mono2"/>
    </style:style>
    <style:style style:name="P74" style:family="paragraph" style:parent-style-name="Standard">
      <style:paragraph-properties fo:text-align="start" style:justify-single-word="false"/>
      <style:text-properties style:font-name="Liberation Mono2" officeooo:rsid="00246977" officeooo:paragraph-rsid="006431de" style:font-name-asian="Liberation Mono2"/>
    </style:style>
    <style:style style:name="P75" style:family="paragraph" style:parent-style-name="Standard">
      <style:paragraph-properties fo:text-align="start" style:justify-single-word="false"/>
      <style:text-properties style:font-name="Liberation Mono2" officeooo:rsid="00246977" officeooo:paragraph-rsid="00535072" style:font-name-asian="Liberation Mono2"/>
    </style:style>
    <style:style style:name="P76" style:family="paragraph" style:parent-style-name="Standard">
      <style:paragraph-properties fo:text-align="start" style:justify-single-word="false"/>
      <style:text-properties style:font-name="Liberation Mono2" officeooo:rsid="00246977" officeooo:paragraph-rsid="00545bbc" style:font-name-asian="Liberation Mono2"/>
    </style:style>
    <style:style style:name="P77" style:family="paragraph" style:parent-style-name="Standard">
      <style:paragraph-properties fo:text-align="start" style:justify-single-word="false"/>
      <style:text-properties style:font-name="Liberation Mono2" officeooo:rsid="00246977" officeooo:paragraph-rsid="002c522a" style:font-name-asian="Liberation Mono2"/>
    </style:style>
    <style:style style:name="P78" style:family="paragraph" style:parent-style-name="Standard">
      <style:paragraph-properties fo:text-align="start" style:justify-single-word="false"/>
      <style:text-properties style:font-name="Liberation Mono2" officeooo:rsid="00246977" officeooo:paragraph-rsid="00380e18" style:font-name-asian="Liberation Mono2"/>
    </style:style>
    <style:style style:name="P79" style:family="paragraph" style:parent-style-name="Standard">
      <style:paragraph-properties fo:text-align="start" style:justify-single-word="false"/>
      <style:text-properties style:font-name="Liberation Mono2" officeooo:rsid="00246977" officeooo:paragraph-rsid="005160a3" style:font-name-asian="Liberation Mono2"/>
    </style:style>
    <style:style style:name="P80" style:family="paragraph" style:parent-style-name="Standard">
      <style:paragraph-properties fo:text-align="start" style:justify-single-word="false"/>
      <style:text-properties style:font-name="Liberation Mono2" officeooo:rsid="00246977" officeooo:paragraph-rsid="006a3ef9" style:font-name-asian="Liberation Mono2"/>
    </style:style>
    <style:style style:name="P81" style:family="paragraph" style:parent-style-name="Standard">
      <style:paragraph-properties fo:text-align="start" style:justify-single-word="false"/>
      <style:text-properties style:font-name="Liberation Mono2" officeooo:rsid="00246977" officeooo:paragraph-rsid="006c32ef" style:font-name-asian="Liberation Mono2"/>
    </style:style>
    <style:style style:name="P82" style:family="paragraph" style:parent-style-name="Standard">
      <style:paragraph-properties fo:text-align="start" style:justify-single-word="false"/>
      <style:text-properties style:font-name="Liberation Mono2" officeooo:rsid="0027aa57" officeooo:paragraph-rsid="004d58cb" style:font-name-asian="Liberation Mono2"/>
    </style:style>
    <style:style style:name="P83" style:family="paragraph" style:parent-style-name="Standard">
      <style:paragraph-properties fo:text-align="start" style:justify-single-word="false"/>
      <style:text-properties style:font-name="Liberation Mono2" officeooo:rsid="0027aa57" officeooo:paragraph-rsid="0027aa57" style:font-name-asian="Liberation Mono2"/>
    </style:style>
    <style:style style:name="P84" style:family="paragraph" style:parent-style-name="Standard">
      <style:paragraph-properties fo:text-align="start" style:justify-single-word="false"/>
      <style:text-properties style:font-name="Liberation Mono2" officeooo:rsid="0027aa57" officeooo:paragraph-rsid="00281c3d" style:font-name-asian="Liberation Mono2"/>
    </style:style>
    <style:style style:name="P85" style:family="paragraph" style:parent-style-name="Standard">
      <style:paragraph-properties fo:text-align="start" style:justify-single-word="false"/>
      <style:text-properties style:font-name="Liberation Mono2" officeooo:rsid="0027aa57" officeooo:paragraph-rsid="002962a8" style:font-name-asian="Liberation Mono2"/>
    </style:style>
    <style:style style:name="P86" style:family="paragraph" style:parent-style-name="Standard">
      <style:paragraph-properties fo:text-align="start" style:justify-single-word="false"/>
      <style:text-properties style:font-name="Liberation Mono2" officeooo:rsid="0027aa57" officeooo:paragraph-rsid="005160a3" style:font-name-asian="Liberation Mono2"/>
    </style:style>
    <style:style style:name="P87" style:family="paragraph" style:parent-style-name="Standard">
      <style:paragraph-properties fo:text-align="start" style:justify-single-word="false"/>
      <style:text-properties style:font-name="Liberation Mono2" officeooo:rsid="0027aa57" officeooo:paragraph-rsid="00380e18" style:font-name-asian="Liberation Mono2"/>
    </style:style>
    <style:style style:name="P88" style:family="paragraph" style:parent-style-name="Standard">
      <style:paragraph-properties fo:text-align="start" style:justify-single-word="false"/>
      <style:text-properties style:font-name="Liberation Mono2" officeooo:rsid="0027aa57" officeooo:paragraph-rsid="00312a7f" style:font-name-asian="Liberation Mono2"/>
    </style:style>
    <style:style style:name="P89" style:family="paragraph" style:parent-style-name="Standard">
      <style:paragraph-properties fo:text-align="start" style:justify-single-word="false"/>
      <style:text-properties style:font-name="Liberation Mono2" officeooo:rsid="0027aa57" officeooo:paragraph-rsid="003a278a" style:font-name-asian="Liberation Mono2"/>
    </style:style>
    <style:style style:name="P90" style:family="paragraph" style:parent-style-name="Standard">
      <style:paragraph-properties fo:text-align="start" style:justify-single-word="false"/>
      <style:text-properties style:font-name="Liberation Mono2" officeooo:rsid="0027aa57" officeooo:paragraph-rsid="00319c04" style:font-name-asian="Liberation Mono2"/>
    </style:style>
    <style:style style:name="P91" style:family="paragraph" style:parent-style-name="Standard">
      <style:paragraph-properties fo:text-align="start" style:justify-single-word="false"/>
      <style:text-properties style:font-name="Liberation Mono2" officeooo:rsid="0027aa57" officeooo:paragraph-rsid="0033398c" style:font-name-asian="Liberation Mono2"/>
    </style:style>
    <style:style style:name="P92" style:family="paragraph" style:parent-style-name="Standard">
      <style:paragraph-properties fo:text-align="start" style:justify-single-word="false"/>
      <style:text-properties style:font-name="Liberation Mono2" officeooo:rsid="0027aa57" officeooo:paragraph-rsid="006a3ef9" style:font-name-asian="Liberation Mono2"/>
    </style:style>
    <style:style style:name="P93" style:family="paragraph" style:parent-style-name="Standard">
      <style:paragraph-properties fo:text-align="start" style:justify-single-word="false"/>
      <style:text-properties style:font-name="Liberation Mono2" officeooo:rsid="0027aa57" officeooo:paragraph-rsid="0033f305" style:font-name-asian="Liberation Mono2"/>
    </style:style>
    <style:style style:name="P94" style:family="paragraph" style:parent-style-name="Standard">
      <style:paragraph-properties fo:text-align="start" style:justify-single-word="false"/>
      <style:text-properties style:font-name="Liberation Mono2" officeooo:rsid="0027aa57" officeooo:paragraph-rsid="00545bbc" style:font-name-asian="Liberation Mono2"/>
    </style:style>
    <style:style style:name="P95" style:family="paragraph" style:parent-style-name="Standard">
      <style:paragraph-properties fo:text-align="start" style:justify-single-word="false"/>
      <style:text-properties style:font-name="Liberation Mono2" officeooo:rsid="0027aa57" officeooo:paragraph-rsid="00351895" style:font-name-asian="Liberation Mono2"/>
    </style:style>
    <style:style style:name="P96" style:family="paragraph" style:parent-style-name="Standard">
      <style:paragraph-properties fo:text-align="start" style:justify-single-word="false"/>
      <style:text-properties style:font-name="Liberation Mono2" officeooo:rsid="0027aa57" officeooo:paragraph-rsid="00535072" style:font-name-asian="Liberation Mono2"/>
    </style:style>
    <style:style style:name="P97" style:family="paragraph" style:parent-style-name="Standard">
      <style:paragraph-properties fo:text-align="start" style:justify-single-word="false"/>
      <style:text-properties style:font-name="Liberation Mono2" officeooo:rsid="0027aa57" officeooo:paragraph-rsid="00541b03" style:font-name-asian="Liberation Mono2"/>
    </style:style>
    <style:style style:name="P98" style:family="paragraph" style:parent-style-name="Standard">
      <style:paragraph-properties fo:text-align="start" style:justify-single-word="false"/>
      <style:text-properties style:font-name="Liberation Mono2" officeooo:rsid="0027aa57" officeooo:paragraph-rsid="006c32ef" style:font-name-asian="Liberation Mono2"/>
    </style:style>
    <style:style style:name="P99" style:family="paragraph" style:parent-style-name="Standard">
      <style:paragraph-properties fo:text-align="start" style:justify-single-word="false"/>
      <style:text-properties style:font-name="Liberation Mono2" officeooo:rsid="0025ad17" officeooo:paragraph-rsid="004d58cb" style:font-name-asian="Liberation Mono2"/>
    </style:style>
    <style:style style:name="P100" style:family="paragraph" style:parent-style-name="Standard">
      <style:paragraph-properties fo:text-align="start" style:justify-single-word="false"/>
      <style:text-properties style:font-name="Liberation Mono2" officeooo:rsid="0025ad17" officeooo:paragraph-rsid="006431de" style:font-name-asian="Liberation Mono2"/>
    </style:style>
    <style:style style:name="P101" style:family="paragraph" style:parent-style-name="Standard">
      <style:paragraph-properties fo:text-align="start" style:justify-single-word="false"/>
      <style:text-properties style:font-name="Liberation Mono2" officeooo:rsid="0025ad17" officeooo:paragraph-rsid="006862c6" style:font-name-asian="Liberation Mono2"/>
    </style:style>
    <style:style style:name="P102" style:family="paragraph" style:parent-style-name="Standard">
      <style:paragraph-properties fo:text-align="start" style:justify-single-word="false"/>
      <style:text-properties style:font-name="Liberation Mono2" officeooo:rsid="0022c244" officeooo:paragraph-rsid="006431de" style:font-name-asian="Liberation Mono2"/>
    </style:style>
    <style:style style:name="P103" style:family="paragraph" style:parent-style-name="Standard">
      <style:paragraph-properties fo:text-align="start" style:justify-single-word="false"/>
      <style:text-properties style:font-name="Liberation Mono2" officeooo:rsid="00281c3d" officeooo:paragraph-rsid="006431de" style:font-name-asian="Liberation Mono2"/>
    </style:style>
    <style:style style:name="P104" style:family="paragraph" style:parent-style-name="Standard">
      <style:paragraph-properties fo:text-align="start" style:justify-single-word="false"/>
      <style:text-properties style:font-name="Liberation Mono2" officeooo:rsid="00281c3d" officeooo:paragraph-rsid="004d58cb" style:font-name-asian="Liberation Mono2"/>
    </style:style>
    <style:style style:name="P105" style:family="paragraph" style:parent-style-name="Standard">
      <style:text-properties style:font-name="Liberation Mono2" officeooo:paragraph-rsid="00436095" style:font-name-asian="Liberation Mono2"/>
    </style:style>
    <style:style style:name="P106" style:family="paragraph" style:parent-style-name="Standard">
      <style:text-properties style:font-name="Liberation Mono2" officeooo:paragraph-rsid="006c98bd" style:font-name-asian="Liberation Mono2"/>
    </style:style>
    <style:style style:name="P107" style:family="paragraph" style:parent-style-name="Standard">
      <style:text-properties style:font-name="Liberation Mono2" officeooo:rsid="006c98bd" officeooo:paragraph-rsid="006c98bd" style:font-name-asian="Liberation Mono2"/>
    </style:style>
    <style:style style:name="P108" style:family="paragraph" style:parent-style-name="Standard">
      <style:paragraph-properties fo:text-align="start" style:justify-single-word="false"/>
      <style:text-properties style:font-name="Liberation Mono2" officeooo:rsid="00535072" officeooo:paragraph-rsid="006431de" style:font-name-asian="Liberation Mono2"/>
    </style:style>
    <style:style style:name="P109" style:family="paragraph" style:parent-style-name="Standard">
      <style:paragraph-properties fo:text-align="start" style:justify-single-word="false"/>
      <style:text-properties style:font-name="Liberation Mono2" officeooo:rsid="00246977" officeooo:paragraph-rsid="006862c6" fo:background-color="transparent" style:font-name-asian="Liberation Mono2"/>
    </style:style>
    <style:style style:name="P110" style:family="paragraph" style:parent-style-name="Standard">
      <style:paragraph-properties fo:text-align="start" style:justify-single-word="false"/>
      <style:text-properties style:font-name="Liberation Mono2" officeooo:rsid="00246977" officeooo:paragraph-rsid="006a3ef9" fo:background-color="transparent" style:font-name-asian="Liberation Mono2"/>
    </style:style>
    <style:style style:name="P111" style:family="paragraph" style:parent-style-name="Standard">
      <style:paragraph-properties fo:text-align="start" style:justify-single-word="false"/>
      <style:text-properties style:font-name="Liberation Mono2" officeooo:rsid="00246977" officeooo:paragraph-rsid="006c32ef" fo:background-color="transparent" style:font-name-asian="Liberation Mono2"/>
    </style:style>
    <style:style style:name="P112" style:family="paragraph" style:parent-style-name="Standard">
      <style:paragraph-properties fo:text-align="start" style:justify-single-word="false"/>
      <style:text-properties style:font-name="Liberation Mono2" officeooo:paragraph-rsid="006862c6" fo:background-color="transparent" style:font-name-asian="Liberation Mono2"/>
    </style:style>
    <style:style style:name="P113" style:family="paragraph" style:parent-style-name="Standard">
      <style:paragraph-properties fo:text-align="start" style:justify-single-word="false"/>
      <style:text-properties style:font-name="Liberation Mono2" officeooo:paragraph-rsid="006a3ef9" fo:background-color="transparent" style:font-name-asian="Liberation Mono2"/>
    </style:style>
    <style:style style:name="P114" style:family="paragraph" style:parent-style-name="Standard">
      <style:paragraph-properties fo:text-align="start" style:justify-single-word="false"/>
      <style:text-properties style:font-name="Liberation Mono2" officeooo:paragraph-rsid="006c32ef" fo:background-color="transparent" style:font-name-asian="Liberation Mono2"/>
    </style:style>
    <style:style style:name="P115" style:family="paragraph" style:parent-style-name="Standard">
      <style:paragraph-properties fo:text-align="start" style:justify-single-word="false"/>
      <style:text-properties style:font-name="Liberation Mono2" fo:font-weight="bold" officeooo:rsid="004ad8a0" officeooo:paragraph-rsid="004d58cb" style:font-name-asian="Liberation Mono2" style:font-weight-asian="bold" style:font-weight-complex="bold"/>
    </style:style>
    <style:style style:name="P116" style:family="paragraph" style:parent-style-name="Standard">
      <style:paragraph-properties fo:text-align="start" style:justify-single-word="false"/>
      <style:text-properties style:font-name="Liberation Mono2" fo:font-weight="bold" officeooo:paragraph-rsid="006288a3" style:font-name-asian="Liberation Mono2" style:font-weight-asian="bold" style:font-weight-complex="bold"/>
    </style:style>
    <style:style style:name="P117" style:family="paragraph" style:parent-style-name="Standard">
      <style:paragraph-properties fo:text-align="start" style:justify-single-word="false"/>
      <style:text-properties style:font-name="Liberation Mono2" fo:font-weight="bold" officeooo:rsid="00246977" officeooo:paragraph-rsid="002c522a" style:font-name-asian="Liberation Mono2" style:font-weight-asian="bold" style:font-weight-complex="bold"/>
    </style:style>
    <style:style style:name="P118" style:family="paragraph" style:parent-style-name="Standard">
      <style:paragraph-properties fo:text-align="center" style:justify-single-word="false"/>
      <style:text-properties style:font-name="Liberation Mono2" fo:font-size="9pt" officeooo:paragraph-rsid="006dd88f" style:font-name-asian="Liberation Mono2" style:font-size-asian="9pt" style:font-size-complex="9pt"/>
    </style:style>
    <style:style style:name="P119" style:family="paragraph" style:parent-style-name="Standard">
      <style:paragraph-properties fo:text-align="start" style:justify-single-word="false"/>
      <style:text-properties style:font-name="Liberation Mono2" fo:font-size="9pt" officeooo:paragraph-rsid="006dd88f" style:font-name-asian="Liberation Mono2" style:font-size-asian="9pt" style:font-size-complex="9pt"/>
    </style:style>
    <style:style style:name="P120" style:family="paragraph" style:parent-style-name="Standard">
      <style:paragraph-properties fo:text-align="start" style:justify-single-word="false"/>
      <style:text-properties style:font-name="Liberation Mono2" fo:font-size="9pt" officeooo:paragraph-rsid="006f1ec1" style:font-name-asian="Liberation Mono2" style:font-size-asian="9pt" style:font-size-complex="9pt"/>
    </style:style>
    <style:style style:name="P121" style:family="paragraph" style:parent-style-name="Text_20_body">
      <style:text-properties officeooo:paragraph-rsid="006288a3"/>
    </style:style>
    <style:style style:name="P122" style:family="paragraph" style:parent-style-name="Subtitle" style:master-page-name="Standard">
      <style:paragraph-properties style:page-number="auto"/>
      <style:text-properties style:font-name="Liberation Mono2" officeooo:rsid="004588bc" officeooo:paragraph-rsid="0056ae2e" style:font-name-asian="Liberation Mono2"/>
    </style:style>
    <style:style style:name="P123" style:family="paragraph" style:parent-style-name="Heading_20_4">
      <style:text-properties style:font-name="Liberation Mono2" style:font-name-asian="Liberation Mono2"/>
    </style:style>
    <style:style style:name="P124" style:family="paragraph" style:parent-style-name="Heading_20_4">
      <style:text-properties style:font-name="Liberation Mono2" officeooo:paragraph-rsid="006288a3" style:font-name-asian="Liberation Mono2"/>
    </style:style>
    <style:style style:name="P125" style:family="paragraph" style:parent-style-name="Heading_20_4">
      <style:paragraph-properties fo:text-align="start" style:justify-single-word="false"/>
      <style:text-properties style:font-name="Liberation Mono2" officeooo:paragraph-rsid="006288a3" style:font-name-asian="Liberation Mono2"/>
    </style:style>
    <style:style style:name="P126" style:family="paragraph" style:parent-style-name="Heading_20_4">
      <style:text-properties style:font-name="Liberation Mono2" fo:font-style="normal" style:font-name-asian="Liberation Mono2" style:font-style-asian="normal" style:font-style-complex="normal"/>
    </style:style>
    <style:style style:name="P127" style:family="paragraph" style:parent-style-name="Heading_20_4">
      <style:text-properties style:font-name="Liberation Mono2" fo:font-style="normal" officeooo:rsid="00608cac" officeooo:paragraph-rsid="006288a3" style:font-name-asian="Liberation Mono2" style:font-style-asian="normal" style:font-style-complex="normal"/>
    </style:style>
    <style:style style:name="P128" style:family="paragraph" style:parent-style-name="Heading_20_4">
      <style:text-properties style:font-name="Liberation Mono2" fo:font-style="normal" officeooo:paragraph-rsid="006288a3" style:font-name-asian="Liberation Mono2" style:font-style-asian="normal" style:font-style-complex="normal"/>
    </style:style>
    <style:style style:name="P129" style:family="paragraph" style:parent-style-name="Heading_20_4" style:master-page-name="Standard">
      <style:paragraph-properties style:page-number="auto"/>
      <style:text-properties style:font-name="Liberation Mono2" officeooo:paragraph-rsid="00608cac" style:font-name-asian="Liberation Mono2"/>
    </style:style>
    <style:style style:name="P130" style:family="paragraph" style:parent-style-name="Heading_20_4" style:master-page-name="Standard">
      <style:paragraph-properties style:page-number="auto"/>
      <style:text-properties style:font-name="Liberation Mono2" fo:font-style="normal" officeooo:paragraph-rsid="00608cac" style:font-name-asian="Liberation Mono2" style:font-style-asian="normal" style:font-style-complex="normal"/>
    </style:style>
    <style:style style:name="T1" style:family="text">
      <style:text-properties officeooo:rsid="001ea12d"/>
    </style:style>
    <style:style style:name="T2" style:family="text">
      <style:text-properties officeooo:rsid="001f3f2d"/>
    </style:style>
    <style:style style:name="T3" style:family="text">
      <style:text-properties officeooo:rsid="0022c244"/>
    </style:style>
    <style:style style:name="T4" style:family="text">
      <style:text-properties officeooo:rsid="0024372a"/>
    </style:style>
    <style:style style:name="T5" style:family="text">
      <style:text-properties officeooo:rsid="0026b2c8"/>
    </style:style>
    <style:style style:name="T6" style:family="text">
      <style:text-properties officeooo:rsid="0027aa57"/>
    </style:style>
    <style:style style:name="T7" style:family="text">
      <style:text-properties officeooo:rsid="00281c3d"/>
    </style:style>
    <style:style style:name="T8" style:family="text">
      <style:text-properties officeooo:rsid="002962a8"/>
    </style:style>
    <style:style style:name="T9" style:family="text">
      <style:text-properties officeooo:rsid="002b340f"/>
    </style:style>
    <style:style style:name="T10" style:family="text">
      <style:text-properties officeooo:rsid="002c522a"/>
    </style:style>
    <style:style style:name="T11" style:family="text">
      <style:text-properties officeooo:rsid="002e3a9f"/>
    </style:style>
    <style:style style:name="T12" style:family="text">
      <style:text-properties fo:font-style="italic" style:text-underline-style="solid" style:text-underline-width="auto" style:text-underline-color="font-color" officeooo:rsid="00202714" style:font-style-asian="italic" style:font-style-complex="italic"/>
    </style:style>
    <style:style style:name="T13" style:family="text">
      <style:text-properties officeooo:rsid="002ed8ea"/>
    </style:style>
    <style:style style:name="T14" style:family="text">
      <style:text-properties officeooo:rsid="00380e18"/>
    </style:style>
    <style:style style:name="T15" style:family="text">
      <style:text-properties officeooo:rsid="00388ded"/>
    </style:style>
    <style:style style:name="T16" style:family="text">
      <style:text-properties officeooo:rsid="003a278a"/>
    </style:style>
    <style:style style:name="T17" style:family="text">
      <style:text-properties officeooo:rsid="003b6c15"/>
    </style:style>
    <style:style style:name="T18" style:family="text">
      <style:text-properties officeooo:rsid="003e8b3b"/>
    </style:style>
    <style:style style:name="T19" style:family="text">
      <style:text-properties officeooo:rsid="004588bc"/>
    </style:style>
    <style:style style:name="T20" style:family="text">
      <style:text-properties officeooo:rsid="00462023"/>
    </style:style>
    <style:style style:name="T21" style:family="text">
      <style:text-properties officeooo:rsid="0046a257"/>
    </style:style>
    <style:style style:name="T22" style:family="text">
      <style:text-properties officeooo:rsid="004812f0"/>
    </style:style>
    <style:style style:name="T23" style:family="text">
      <style:text-properties style:text-underline-style="none"/>
    </style:style>
    <style:style style:name="T24" style:family="text">
      <style:text-properties style:text-underline-style="none" officeooo:rsid="004ad8a0"/>
    </style:style>
    <style:style style:name="T25" style:family="text">
      <style:text-properties style:text-underline-style="none" fo:font-weight="bold" officeooo:rsid="003e8b3b" style:font-weight-asian="bold" style:font-weight-complex="bold"/>
    </style:style>
    <style:style style:name="T26" style:family="text">
      <style:text-properties style:text-underline-style="none" fo:background-color="transparent" loext:char-shading-value="0"/>
    </style:style>
    <style:style style:name="T27" style:family="text">
      <style:text-properties style:text-underline-style="none" officeooo:rsid="004ad8a0" fo:background-color="transparent" loext:char-shading-value="0"/>
    </style:style>
    <style:style style:name="T28" style:family="text">
      <style:text-properties style:text-underline-style="none" officeooo:rsid="006862c6" fo:background-color="transparent" loext:char-shading-value="0"/>
    </style:style>
    <style:style style:name="T29" style:family="text">
      <style:text-properties style:text-underline-style="none" officeooo:rsid="004d58cb"/>
    </style:style>
    <style:style style:name="T30" style:family="text">
      <style:text-properties style:text-underline-style="none" officeooo:rsid="006862c6"/>
    </style:style>
    <style:style style:name="T31" style:family="text">
      <style:text-properties style:text-underline-style="none" officeooo:rsid="006a3ef9"/>
    </style:style>
    <style:style style:name="T32" style:family="text">
      <style:text-properties style:text-underline-style="none" officeooo:rsid="006c32ef"/>
    </style:style>
    <style:style style:name="T33" style:family="text">
      <style:text-properties officeooo:rsid="004ad8a0"/>
    </style:style>
    <style:style style:name="T34" style:family="text">
      <style:text-properties officeooo:rsid="004c91cf"/>
    </style:style>
    <style:style style:name="T35" style:family="text">
      <style:text-properties officeooo:rsid="004d58cb"/>
    </style:style>
    <style:style style:name="T36" style:family="text">
      <style:text-properties officeooo:rsid="004daa23"/>
    </style:style>
    <style:style style:name="T37" style:family="text">
      <style:text-properties officeooo:rsid="004f7634"/>
    </style:style>
    <style:style style:name="T38" style:family="text">
      <style:text-properties officeooo:rsid="005160a3"/>
    </style:style>
    <style:style style:name="T39" style:family="text">
      <style:text-properties officeooo:rsid="00562b65"/>
    </style:style>
    <style:style style:name="T40" style:family="text">
      <style:text-properties officeooo:rsid="005862f0"/>
    </style:style>
    <style:style style:name="T41" style:family="text">
      <style:text-properties officeooo:rsid="0059d916"/>
    </style:style>
    <style:style style:name="T42" style:family="text">
      <style:text-properties officeooo:rsid="005b6e82"/>
    </style:style>
    <style:style style:name="T43" style:family="text">
      <style:text-properties officeooo:rsid="005b84ca"/>
    </style:style>
    <style:style style:name="T44" style:family="text">
      <style:text-properties officeooo:rsid="005cf5a3"/>
    </style:style>
    <style:style style:name="T45" style:family="text">
      <style:text-properties fo:font-style="normal" style:font-style-asian="normal" style:font-style-complex="normal"/>
    </style:style>
    <style:style style:name="T46" style:family="text">
      <style:text-properties fo:font-style="normal" officeooo:rsid="005ee7b1" style:font-style-asian="normal" style:font-style-complex="normal"/>
    </style:style>
    <style:style style:name="T47" style:family="text">
      <style:text-properties fo:font-style="normal" officeooo:rsid="00608cac" style:font-style-asian="normal" style:font-style-complex="normal"/>
    </style:style>
    <style:style style:name="T48" style:family="text">
      <style:text-properties fo:font-style="normal" style:text-underline-style="none" fo:font-weight="bold" style:font-style-asian="normal" style:font-weight-asian="bold" style:font-style-complex="normal" style:font-weight-complex="bold"/>
    </style:style>
    <style:style style:name="T49" style:family="text">
      <style:text-properties fo:font-style="normal" style:text-underline-style="none" fo:font-weight="bold" officeooo:rsid="005ee7b1" style:font-style-asian="normal" style:font-weight-asian="bold" style:font-style-complex="normal" style:font-weight-complex="bold"/>
    </style:style>
    <style:style style:name="T50" style:family="text">
      <style:text-properties fo:font-style="normal" style:text-underline-style="none" fo:font-weight="bold" officeooo:rsid="00608cac" style:font-style-asian="normal" style:font-weight-asian="bold" style:font-style-complex="normal" style:font-weight-complex="bold"/>
    </style:style>
    <style:style style:name="T51" style:family="text">
      <style:text-properties fo:font-style="normal" style:text-underline-style="none" style:font-style-asian="normal" style:font-style-complex="normal"/>
    </style:style>
    <style:style style:name="T52" style:family="text">
      <style:text-properties officeooo:rsid="00608cac"/>
    </style:style>
    <style:style style:name="T53" style:family="text">
      <style:text-properties officeooo:rsid="006431de"/>
    </style:style>
    <style:style style:name="T54" style:family="text">
      <style:text-properties fo:background-color="transparent" loext:char-shading-value="0"/>
    </style:style>
    <style:style style:name="T55" style:family="text">
      <style:text-properties officeooo:rsid="004ad8a0" fo:background-color="transparent" loext:char-shading-value="0"/>
    </style:style>
    <style:style style:name="T56" style:family="text">
      <style:text-properties officeooo:rsid="006862c6" fo:background-color="transparent" loext:char-shading-value="0"/>
    </style:style>
    <style:style style:name="T57" style:family="text">
      <style:text-properties officeooo:rsid="006862c6"/>
    </style:style>
    <style:style style:name="T58" style:family="text">
      <style:text-properties style:font-name="Liberation Mono2" fo:font-style="normal" style:text-underline-style="none" style:font-name-asian="Liberation Mono2" style:font-style-asian="normal" style:font-style-complex="normal"/>
    </style:style>
    <style:style style:name="T59" style:family="text">
      <style:text-properties officeooo:rsid="00246977"/>
    </style:style>
    <style:style style:name="T60" style:family="text">
      <style:text-properties officeooo:rsid="006a3ef9"/>
    </style:style>
    <style:style style:name="T61" style:family="text">
      <style:text-properties officeooo:rsid="006c32ef"/>
    </style:style>
    <style:style style:name="T62" style:family="text">
      <style:text-properties officeooo:rsid="006c98bd"/>
    </style:style>
    <style:style style:name="T63" style:family="text">
      <style:text-properties style:font-name="Liberation Mono2" style:font-name-asian="Liberation Mono2" style:font-name-complex="Liberation Mono2"/>
    </style:style>
    <style:style style:name="T64" style:family="text">
      <style:text-properties style:font-name="Liberation Mono2" officeooo:rsid="006c98bd" style:font-name-asian="Liberation Mono2" style:font-name-complex="Liberation Mono2"/>
    </style:style>
    <style:style style:name="T65" style:family="text">
      <style:text-properties style:font-name-complex="FreeSans"/>
    </style:style>
    <style:style style:name="T66" style:family="text">
      <style:text-properties officeooo:rsid="006dd88f"/>
    </style:style>
    <style:style style:name="T67" style:family="text">
      <style:text-properties fo:font-size="9pt" officeooo:rsid="002b340f" style:font-size-asian="9pt"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59">Document de spécification</text:p>
      <text:p text:style-name="P55">Majeure RES 302</text:p>
      <text:p text:style-name="Subtitle"/>
      <text:p text:style-name="Text_20_body"/>
      <text:p text:style-name="Text_20_body"/>
      <text:p text:style-name="P57"/>
      <text:p text:style-name="P57"/>
      <text:p text:style-name="P57"/>
      <text:p text:style-name="P57"/>
      <text:p text:style-name="P57">Groupe 1</text:p>
      <text:p text:style-name="P57"/>
      <text:p text:style-name="P57">CUI Yanni</text:p>
      <text:p text:style-name="P57"><text:a xlink:type="simple" xlink:href="mailto:yanni.cui@telecom-bretagne.eu" text:style-name="Internet_20_link" text:visited-style-name="Visited_20_Internet_20_Link">yanni.cui@telecom-bretagne.eu</text:a></text:p>
      <text:p text:style-name="P57">CHEN Li</text:p>
      <text:p text:style-name="P57"><text:a xlink:type="simple" xlink:href="mailto:li.chen@telecom-bretagne.eu" text:style-name="Internet_20_link" text:visited-style-name="Visited_20_Internet_20_Link">li.chen@telecom-bretagne.eu</text:a></text:p>
      <text:p text:style-name="P57"/>
      <text:p text:style-name="P57"/>
      <text:p text:style-name="P57"/>
      <text:p text:style-name="P57"/>
      <text:p text:style-name="P57"/>
      <text:p text:style-name="P57"/>
      <text:p text:style-name="P57"/>
      <text:p text:style-name="P57"/>
      <text:p text:style-name="P57"/>
      <text:p text:style-name="P57"/>
      <text:p text:style-name="P58"><text:tab/><text:tab/><text:tab/><text:tab/><text:tab/><text:tab/><text:tab/><text:tab/><text:tab/><text:tab/><text:tab/></text:p>
      <text:p text:style-name="P58"><text:tab/><text:tab/><text:tab/><text:tab/><text:tab/><text:tab/><text:tab/><text:tab/><text:tab/><text:tab/><text:tab/><text:tab/>24/02/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0"><text:a xlink:type="simple" xlink:href="#__RefHeading___Toc2543_698960457" text:style-name="Index_20_Link" text:visited-style-name="Index_20_Link"><text:span text:style-name="T45">I.</text:span></text:a><text:a xlink:type="simple" xlink:href="#__RefHeading___Toc2543_698960457" text:style-name="Index_20_Link" text:visited-style-name="Index_20_Link"><text:span text:style-name="T45">Introduction</text:span></text:a><text:a xlink:type="simple" xlink:href="#__RefHeading___Toc2543_698960457" text:style-name="Index_20_Link" text:visited-style-name="Index_20_Link"><text:tab/>3</text:a></text:p>
          <text:p text:style-name="P60"><text:a xlink:type="simple" xlink:href="#__RefHeading___Toc4817_1084129885" text:style-name="Index_20_Link" text:visited-style-name="Index_20_Link">II.Description de message<text:tab/>4</text:a></text:p>
          <text:p text:style-name="P60"><text:a xlink:type="simple" xlink:href="#__RefHeading___Toc4819_1084129885" text:style-name="Index_20_Link" text:visited-style-name="Index_20_Link">III.Exemples de message d’erreur<text:tab/>8</text:a></text:p>
          <text:p text:style-name="P60"><text:a xlink:type="simple" xlink:href="#__RefHeading___Toc4821_1084129885" text:style-name="Index_20_Link" text:visited-style-name="Index_20_Link">IV.Exemples d’échanges entre le serveur et les clients<text:tab/>9</text:a></text:p>
          <text:p text:style-name="P60"><text:a xlink:type="simple" xlink:href="#__RefHeading___Toc4807_1084129885" text:style-name="Index_20_Link" text:visited-style-name="Index_20_Link">V.Résumé<text:tab/>18</text:a></text:p>
        </text:index-body>
      </text:table-of-content>
      <text:p text:style-name="P38"/>
      <text:h text:style-name="P129" text:outline-level="4"><text:bookmark-start text:name="__RefHeading___Toc2543_698960457"/><text:span text:style-name="T46">I.</text:span><text:span text:style-name="T45">Introduction</text:span><text:bookmark-end text:name="__RefHeading___Toc2543_698960457"/></text:h>
      <text:p text:style-name="P4"/>
      <text:p text:style-name="P7"><text:span text:style-name="T61">Afin de</text:span> réaliser <text:span text:style-name="T19">un</text:span> système de messagerie instantanée <text:span text:style-name="T61">dans lequel nous pouvons nous connectons et échangeons des messages entre nous </text:span>, <text:span text:style-name="T61">nous défions</text:span> un en-tête de 1<text:span text:style-name="T19">6</text:span> bit inclu<text:span text:style-name="T61">ant</text:span> <text:span text:style-name="T61">plusieurs champs de différents types</text:span>. <text:span text:style-name="T61">Chaque ou plusieurs</text:span> champs <text:span text:style-name="T62">ensembles vont</text:span> indiq<text:span text:style-name="T62">uer</text:span> <text:span text:style-name="T62">un certain rôle d’un</text:span> message, et <text:span text:style-name="T62">ils peuvent </text:span>réalise<text:span text:style-name="T62">r</text:span> <text:span text:style-name="T62">une </text:span><text:s/>fonction d<text:span text:style-name="T62">u</text:span> <text:span text:style-name="T62">système</text:span>.</text:p>
      <text:p text:style-name="P7"/>
      <text:p text:style-name="P106">Les fonctions suivantes sont disponible<text:span text:style-name="T20">s</text:span> dans ce protocole :</text:p>
      <text:p text:style-name="P107"><text:span text:style-name="T63"><text:tab/>• </text:span><text:span text:style-name="T65">Connexion avec un nom d’utilisateur.</text:span></text:p>
      <text:p text:style-name="P107"><text:span text:style-name="T63"><text:tab/>• Message bidirectionnel ayant au minimum une chaîne de <text:tab/><text:tab/> <text:s/>caractère.</text:span></text:p>
      <text:p text:style-name="P106"><text:tab/><text:span text:style-name="T64">• Demande de la liste des utilisateurs actuellement connectés <text:tab/> <text:s/>au serveur ainsi qui leur statut.</text:span></text:p>
      <text:p text:style-name="P106"><text:span text:style-name="T64"><text:tab/>• Invitation à une messagerie privée.</text:span></text:p>
      <text:p text:style-name="P106"><text:span text:style-name="T64"><text:tab/>• Offrir deux modes de messagerie privées. (mode centralisé ou <text:tab/> <text:s/>décentralisé)</text:span></text:p>
      <text:p text:style-name="P106"><text:span text:style-name="T64"><text:tab/>• Accepter ou refuser une invitation.</text:span></text:p>
      <text:p text:style-name="P106"><text:span text:style-name="T64"><text:tab/>• Déconnexion.</text:span></text:p>
      <text:p text:style-name="P8"/>
      <text:p text:style-name="P6">Ce protocole fonctionne au-dessus d’UDP, <text:span text:style-name="T66">alors</text:span> pour <text:span text:style-name="T66">qu’</text:span>assurer la fiabilité de la liaison <text:span text:style-name="T66">entre client et serveur</text:span>, il <text:span text:style-name="T21">f</text:span>aux <text:span text:style-name="T66">fournir des </text:span>champs de « <text:bookmark-start text:name="OLE_LINK3"/>numéro de message » et d<text:span text:style-name="T21">e </text:span>« ACK »<text:bookmark-end text:name="OLE_LINK3"/>. <text:span text:style-name="T66">Plus précisément, l</text:span>e champ « numéro de message » donne l’ordre de chaque message <text:span text:style-name="T21">pour que le récepteur ne confond pas l’ordre</text:span>, et le champ d’« ACK »  <text:span text:style-name="T22">est pour</text:span> une rétroaction efficace. En plus, le système a un mécanisme de retransmission <text:span text:style-name="T66">si le temps d’attente pour un ACK est dépassé ou le NACK arrive.</text:span></text:p>
      <text:p text:style-name="P53"/>
      <text:p text:style-name="P53"/>
      <text:h text:style-name="P123" text:outline-level="4"/>
      <text:p text:style-name="P54"/>
      <text:p text:style-name="P54"/>
      <text:p text:style-name="P54"/>
      <text:p text:style-name="P54"/>
      <text:p text:style-name="P54"/>
      <text:p text:style-name="P54"/>
      <text:p text:style-name="P54"/>
      <text:p text:style-name="P54"/>
      <text:p text:style-name="P54"/>
      <text:h text:style-name="P124" text:outline-level="4"><text:bookmark-start text:name="__RefHeading___Toc4817_1084129885"/><text:soft-page-break/><text:span text:style-name="T49">I</text:span><text:span text:style-name="T50">I</text:span><text:span text:style-name="T49">.</text:span><text:span text:style-name="T48">Description de message</text:span><text:span text:style-name="T51"> </text:span><text:bookmark-end text:name="__RefHeading___Toc4817_1084129885"/></text:h>
      <text:p text:style-name="P121"><text:span text:style-name="T58"/></text:p>
      <text:p text:style-name="P64">Description globale : </text:p>
      <text:p text:style-name="P64"/>
      <text:p text:style-name="P64">Dans notre protocole, nous avons des champs de connexion(2 bits), du type de messagerie(<text:span text:style-name="T15">3</text:span> bits), du numéro de messagerie(2 bits), du numéro de message(3 bits), de l’ACK(2 bits), de l’invitation(2 bits) et de demande de liste(1 bit). </text:p>
      <text:p text:style-name="P64"/>
      <text:p text:style-name="P64">+---------------------------------------------------------------+ |<text:span text:style-name="T54"> Connexion | <text:s text:c="3"/>Typ</text:span><text:span text:style-name="T26">e de messagerie <text:s text:c="3"/>| <text:s/>Numéro de messagerie <text:s/>| </text:span></text:p>
      <text:p text:style-name="P64"><text:span text:style-name="T28">|---------------------------------------------------------------|</text:span><text:span text:style-name="T26"> <text:s text:c="8"/></text:span><text:span text:style-name="T27">| </text:span><text:span text:style-name="T26">Numéro de message | ACK | Invitation | <text:s text:c="3"/>Demande de liste <text:s text:c="3"/></text:span><text:span text:style-name="T54">| </text:span></text:p>
      <text:p text:style-name="P64"><text:span text:style-name="T56">|---------------------------------------------------------------|</text:span><text:span text:style-name="T54"> <text:s text:c="190"/></text:span><text:span text:style-name="T55">| <text:s text:c="25"/>Contenu <text:s text:c="29"/>|</text:span></text:p>
      <text:p text:style-name="P64"><text:span text:style-name="T33">+---------------------------------------------------------------+ <text:s text:c="4"/></text:span><text:s text:c="65"/></text:p>
      <text:p text:style-name="P118">La longueur de l’en-tête est de 2+<text:span text:style-name="T15">3</text:span>+2+3+2+2+1=1<text:span text:style-name="T19">6</text:span> bits.</text:p>
      <text:p text:style-name="P64"/>
      <text:p text:style-name="P64">Chaque champ va être expliqué précisément au-dessous. Par ailleurs, la longueur du champ « contenu » n’est pas défini, c’est-à-dire que le message dans notre protocole a une longueur variable.</text:p>
      <text:p text:style-name="P61"><text:span text:style-name="T26"/></text:p>
      <text:p text:style-name="P12"/>
      <text:p text:style-name="P12"/>
      <text:p text:style-name="P12"/>
      <text:p text:style-name="P9">1. Connexion/Déconnexion</text:p>
      <text:p text:style-name="P9"/>
      <text:p text:style-name="P9">+-----------+</text:p>
      <text:p text:style-name="P9">| Connexion | <text:s text:c="2"/></text:p>
      <text:p text:style-name="P9">+-----------+</text:p>
      <text:p text:style-name="P64"><text:span text:style-name="T67"><text:s text:c="4"/>(2 bits)</text:span></text:p>
      <text:p text:style-name="P9">Le champ de connexion est pour indiquer l’état de connexion d’un client.</text:p>
      <text:p text:style-name="P9"/>
      <text:p text:style-name="P64"><text:span text:style-name="T66">Ses valeurs et les définitions correspondes sont présentés au dessous :</text:span></text:p>
      <text:p text:style-name="P39">+----------------------------------------------------------------+</text:p>
      <text:p text:style-name="P39">|Valeur| <text:s text:c="19"/>Définition <text:s text:c="26"/>|</text:p>
      <text:p text:style-name="P39">|----------------------------------------------------------------|</text:p>
      <text:p text:style-name="P39">| <text:s/>00 <text:s/>| Demande une connexion d’un client vers le serveur. <text:s text:c="5"/>|</text:p>
      <text:p text:style-name="P39">|----------------------------------------------------------------|</text:p>
      <text:p text:style-name="P39">| <text:s/>01 <text:s/>| Le serveur accepte la demande de connexion d’un client. |</text:p>
      <text:p text:style-name="P39">|----------------------------------------------------------------|</text:p>
      <text:p text:style-name="P39">| <text:s/>10 <text:s/>| Le serveur refuse la demande de connexion d’un client. <text:s/>|</text:p>
      <text:p text:style-name="P39">|----------------------------------------------------------------|</text:p>
      <text:p text:style-name="P39">| <text:s/>11 <text:s/>| Demande une déconnexion d’un client vers le serveur. <text:s text:c="3"/>|</text:p>
      <text:p text:style-name="P39">+----------------------------------------------------------------+</text:p>
      <text:p text:style-name="P13"><text:soft-page-break/></text:p>
      <text:p text:style-name="P66"><text:span text:style-name="T6">Dès qu’un utilisateur réussit à connecter le serveur, la valeur de ce champ va rester 01.</text:span></text:p>
      <text:p text:style-name="P66"/>
      <text:p text:style-name="P9"/>
      <text:p text:style-name="P9">2. Type de messagerie</text:p>
      <text:p text:style-name="P9"/>
      <text:p text:style-name="P9">+--------------------+</text:p>
      <text:p text:style-name="P67">| Type de messagerie | <text:s/></text:p>
      <text:p text:style-name="P9">+--------------------+</text:p>
      <text:p text:style-name="P119"><text:span text:style-name="T9"><text:s text:c="9"/>(3 bits)</text:span></text:p>
      <text:p text:style-name="P9">Le champ indique le type de messagerie, <text:span text:style-name="T41">mais il aussi contient les demande d’initialiser ou quitter une messagerie privée :</text:span></text:p>
      <text:p text:style-name="P39">+----------------------------------------------------------------+</text:p>
      <text:p text:style-name="P39">|Valeur| <text:s text:c="19"/>Définition <text:s text:c="26"/>|</text:p>
      <text:p text:style-name="P39">|----------------------------------------------------------------|</text:p>
      <text:p text:style-name="P40">| <text:s/>000 | Messagerie publique. <text:s text:c="35"/>|</text:p>
      <text:p text:style-name="P39">|----------------------------------------------------------------|</text:p>
      <text:p text:style-name="P40">| <text:s/>001 | Messagerie privée et centralisée. <text:s text:c="22"/>|</text:p>
      <text:p text:style-name="P39">|----------------------------------------------------------------|</text:p>
      <text:p text:style-name="P40">| <text:s/>010 | Messagerie privée et décentralisée. <text:s text:c="20"/>|</text:p>
      <text:p text:style-name="P39">|----------------------------------------------------------------|</text:p>
      <text:p text:style-name="P40">| <text:s/>1<text:span text:style-name="T41">01</text:span> | <text:span text:style-name="T15">Demande d’initialiser une messagerie privée et <text:s text:c="9"/></text:span>|</text:p>
      <text:p text:style-name="P40"><text:span text:style-name="T41">|</text:span> <text:s text:c="5"/><text:span text:style-name="T41">| centralisée. <text:s text:c="43"/>|</text:span></text:p>
      <text:p text:style-name="P40">|----------------------------------------------------------------|</text:p>
      <text:p text:style-name="P40">| <text:s/>110 | <text:span text:style-name="T15">Demande d’initialiser une messagerie privée et <text:s text:c="9"/></text:span>|</text:p>
      <text:p text:style-name="P40"><text:span text:style-name="T41">|</text:span> <text:s text:c="5"/><text:span text:style-name="T41">| décentralisée. <text:s text:c="41"/>|</text:span></text:p>
      <text:p text:style-name="P39">|----------------------------------------------------------------|</text:p>
      <text:p text:style-name="P40">| <text:s/><text:span text:style-name="T41">111</text:span> | Demande de quitter la messagerie en cours. <text:s text:c="13"/>|</text:p>
      <text:p text:style-name="P39">+----------------------------------------------------------------+</text:p>
      <text:p text:style-name="P10"/>
      <text:p text:style-name="P9">Nous supposons que tous les nouveaux utilisateurs seront mis dans l<text:span text:style-name="T44">a</text:span> messagerie publique par défaut, alors la demande de connexion est transmise dans la messagerie publique.</text:p>
      <text:p text:style-name="P9"/>
      <text:p text:style-name="P9">3. Numéro de messagerie</text:p>
      <text:p text:style-name="P9"/>
      <text:p text:style-name="P9">+----------------------+</text:p>
      <text:p text:style-name="P67">| Numéro de messagerie | <text:s/></text:p>
      <text:p text:style-name="P9">+----------------------+ <text:s/></text:p>
      <text:p text:style-name="P119"><text:span text:style-name="T9"><text:s text:c="11"/>(2 bits)</text:span></text:p>
      <text:p text:style-name="P9">Le champ indique que de quelle messagerie ce message vient. Il a une longueur de 2 bits donc dans notre protocole nous pouvons avoir 1 messagerie publique (unique) et 4 messageries de chaque mode privé maximum(9 messageries en total).</text:p>
      <text:p text:style-name="P9"/>
      <text:p text:style-name="P9"/>
      <text:p text:style-name="P9"/>
      <text:p text:style-name="P9"/>
      <text:p text:style-name="P9"><text:soft-page-break/>4. Numéro de message</text:p>
      <text:p text:style-name="P9"/>
      <text:p text:style-name="P9">+-------------------+</text:p>
      <text:p text:style-name="P67">| Numéro de message | <text:s/></text:p>
      <text:p text:style-name="P9">+-------------------+ <text:s text:c="34"/></text:p>
      <text:p text:style-name="P120"><text:span text:style-name="T9"><text:s text:c="9"/>(3 bits)</text:span></text:p>
      <text:p text:style-name="P9">Le champ indique l’ordre de message et il peut être utilisé dans le cas de renvoyer un message perdu ou erroné. Afin de numéroter tous les messages, il applique la méthode du module, c’est-à-dire que le champ ne peut que numéroter des messages de 0 à 7, quand le huitième message arrive, il sera numéroté comme 0.</text:p>
      <text:p text:style-name="P9"/>
      <text:p text:style-name="P9">5. ACK/NACK</text:p>
      <text:p text:style-name="P9"/>
      <text:p text:style-name="P9">+-----+</text:p>
      <text:p text:style-name="P67">| ACK | <text:s/></text:p>
      <text:p text:style-name="P9">+-----+</text:p>
      <text:p text:style-name="P120"><text:span text:style-name="T9"><text:s/>(2 bits)</text:span></text:p>
      <text:p text:style-name="P9">Le champ nous permet de la fiabilité de la liaison avec le champ du numéro de message.</text:p>
      <text:p text:style-name="P9"/>
      <text:p text:style-name="P9">Chaque fois l’émetteur envoie un message, le récepteur doit renvoyer un feed-back :</text:p>
      <text:p text:style-name="P40">+----------------------------------------------------------------+</text:p>
      <text:p text:style-name="P40">|Valeur| <text:s text:c="19"/>Définition <text:s text:c="26"/>|</text:p>
      <text:p text:style-name="P40">|----------------------------------------------------------------|</text:p>
      <text:p text:style-name="P41">| <text:s/>00 <text:s/>| Le cas l’émetteur envoie un messager. <text:s text:c="18"/>|</text:p>
      <text:p text:style-name="P40">|----------------------------------------------------------------|</text:p>
      <text:p text:style-name="P40">| <text:s/>01 <text:s/>| <text:span text:style-name="T41">Le</text:span> message est bien reçu par un récepteur.<text:span text:style-name="T41">(ACK)</text:span> <text:s text:c="8"/>|</text:p>
      <text:p text:style-name="P40">|----------------------------------------------------------------|</text:p>
      <text:p text:style-name="P40">| <text:s/>10 <text:s/>| <text:span text:style-name="T41">Le</text:span> message est erroné <text:span text:style-name="T42">et refusé par récepteur</text:span>.<text:span text:style-name="T41">(NACK)</text:span> <text:s text:c="3"/>|</text:p>
      <text:p text:style-name="P40">|----------------------------------------------------------------|</text:p>
      <text:p text:style-name="P40">| <text:s/>11 <text:s/>| <text:span text:style-name="T41">Le</text:span> message a été envoyé par l’émetteur et l’émetteur a <text:s/>|</text:p>
      <text:p text:style-name="P44">| <text:s text:c="5"/>| envie d’une réponse du récepteur, mais l’émetteur ne <text:s text:c="3"/>|</text:p>
      <text:p text:style-name="P45">| <text:s text:c="5"/>| <text:span text:style-name="T42">r</text:span>eçoit pas la répondu quand le temps d’attente est <text:s text:c="5"/><text:span text:style-name="T42">|</text:span></text:p>
      <text:p text:style-name="P45">| <text:s text:c="5"/>| <text:span text:style-name="T42">dépassé, alors l’émetteur va envoyer un ‘WAIT’ pour dire|</text:span></text:p>
      <text:p text:style-name="P45">| <text:s text:c="5"/>| au récepteur qu’il n’a pas reçu la réponse <text:span text:style-name="T42">du </text:span>message, <text:s/><text:span text:style-name="T42">|</text:span></text:p>
      <text:p text:style-name="P45">| <text:s text:c="5"/>| donc soit le récepteur enverra une réponse <text:span text:style-name="T42">ayant le même|</text:span></text:p>
      <text:p text:style-name="P46">| <text:s text:c="5"/>| numéro de message que le dernier s’il a déjà répondu, <text:s text:c="2"/>|</text:p>
      <text:p text:style-name="P46">| <text:s text:c="5"/>| soit il enverra une nouvelle réponse s’il n’a pas <text:s text:c="6"/>|</text:p>
      <text:p text:style-name="P46">| <text:s text:c="5"/>| répondu au message. <text:s text:c="36"/>|</text:p>
      <text:p text:style-name="P40">+----------------------------------------------------------------+</text:p>
      <text:p text:style-name="P9"/>
      <text:p text:style-name="P9"/>
      <text:p text:style-name="P9"/>
      <text:p text:style-name="P9"/>
      <text:p text:style-name="P9"/>
      <text:p text:style-name="P9"/>
      <text:p text:style-name="P9"/>
      <text:p text:style-name="P9"><text:soft-page-break/>6. Accepter/Refuser une invitation</text:p>
      <text:p text:style-name="P9"/>
      <text:p text:style-name="P9">+------------+</text:p>
      <text:p text:style-name="P67">| Invitation | <text:s/></text:p>
      <text:p text:style-name="P9">+------------+</text:p>
      <text:p text:style-name="P120"><text:span text:style-name="T9"><text:s text:c="5"/>(2 bits)</text:span></text:p>
      <text:p text:style-name="P9">Le champ de l’invitation doit fonctionner avec le champ « contenu » <text:span text:style-name="T42">où le serveur trouve la liste du nom invité.</text:span></text:p>
      <text:p text:style-name="P9"/>
      <text:p text:style-name="P68"><text:span text:style-name="T66">Ses valeurs et les définitions correspondes sont présentés au dessous :</text:span></text:p>
      <text:p text:style-name="P41">+----------------------------------------------------------------+</text:p>
      <text:p text:style-name="P41">|Valeur| <text:s text:c="19"/>Définition <text:s text:c="26"/>|</text:p>
      <text:p text:style-name="P41">|----------------------------------------------------------------|</text:p>
      <text:p text:style-name="P42">| <text:s/><text:span text:style-name="T43">00</text:span> <text:s/>| <text:span text:style-name="T43">A</text:span>ucune invitation n’est envoyée. <text:s text:c="23"/>|</text:p>
      <text:p text:style-name="P41">|----------------------------------------------------------------|</text:p>
      <text:p text:style-name="P42">| <text:s/>01 <text:s/>| <text:span text:style-name="T43">U</text:span>n <text:span text:style-name="T43">utilisateur</text:span> <text:span text:style-name="T43">accepte l’invitation d’autre utilisateur.</text:span>|</text:p>
      <text:p text:style-name="P41">|----------------------------------------------------------------|</text:p>
      <text:p text:style-name="P42">| <text:s/>10 <text:s/>| <text:span text:style-name="T43">U</text:span>n <text:span text:style-name="T43">utilisateur</text:span> <text:span text:style-name="T43">refuse l’invitation d’autre utilisateur. </text:span>|</text:p>
      <text:p text:style-name="P41">|----------------------------------------------------------------|</text:p>
      <text:p text:style-name="P42">| <text:s/><text:span text:style-name="T43">11</text:span> <text:s/>| Un utilisateur envoi une invitation au serveur portant <text:s/>|</text:p>
      <text:p text:style-name="P47">| <text:s text:c="5"/>| une liste des noms d’utilisateur dans le champ <text:s text:c="9"/>|</text:p>
      <text:p text:style-name="P47">| <text:s text:c="5"/>| « contenu » pour que le serveur peut transférer <text:s text:c="8"/>|</text:p>
      <text:p text:style-name="P48">| <text:s text:c="5"/>| l’invitation aux certain<text:span text:style-name="T42">s</text:span> utilisateurs. <text:s text:c="16"/>|</text:p>
      <text:p text:style-name="P41">+----------------------------------------------------------------+</text:p>
      <text:p text:style-name="P9"/>
      <text:p text:style-name="P9">7. Demande de liste</text:p>
      <text:p text:style-name="P9"/>
      <text:p text:style-name="P9">+------------------+</text:p>
      <text:p text:style-name="P67">| Demande de liste | <text:s/></text:p>
      <text:p text:style-name="P9">+------------------+</text:p>
      <text:p text:style-name="P120"><text:span text:style-name="T9"><text:s text:c="10"/>(1 bit)</text:span></text:p>
      <text:p text:style-name="P9">Le champ de demande de liste est désignée pour qu’un client demande au serveur une liste des utilisateurs actuellement connectés, le serveur doit renvoyer la liste des noms d’utilisateur ainsi que leur statut.</text:p>
      <text:p text:style-name="P9"/>
      <text:p text:style-name="P68"><text:span text:style-name="T66">Ses valeurs et les définitions correspondes sont présentés au dessous :</text:span></text:p>
      <text:p text:style-name="P43">+----------------------------------------------------------------+</text:p>
      <text:p text:style-name="P43">|Valeur| <text:s text:c="19"/>Définition <text:s text:c="26"/>|</text:p>
      <text:p text:style-name="P43">|----------------------------------------------------------------|</text:p>
      <text:p text:style-name="P43">| <text:s text:c="2"/><text:span text:style-name="T43">0</text:span> <text:s/>| <text:span text:style-name="T44">Pas de d</text:span>emande la liste <text:span text:style-name="T44">d’utilisateurs connectés.</text:span> <text:s text:c="6"/>|</text:p>
      <text:p text:style-name="P43">|----------------------------------------------------------------|</text:p>
      <text:p text:style-name="P43">| <text:s text:c="2"/>1 <text:s/>| <text:span text:style-name="T44">D</text:span>emande la liste <text:span text:style-name="T44">d’utilisateurs connectés. <text:s text:c="13"/></text:span>|</text:p>
      <text:p text:style-name="P51">+----------------------------------------------------------------+</text:p>
      <text:p text:style-name="P11"/>
      <text:h text:style-name="P124" text:outline-level="4"><text:bookmark-start text:name="__RefHeading___Toc4819_1084129885"/><text:soft-page-break/><text:span text:style-name="T46">III.</text:span><text:span text:style-name="T45">Exemples de message d’erreur</text:span><text:bookmark-end text:name="__RefHeading___Toc4819_1084129885"/></text:h>
      <text:p text:style-name="P12"/>
      <text:p text:style-name="P12">Dans notre protocole, les message d’erreur sont considérés comme les message normaux, ils sont stockés dans le champ « contenu ». S’il y a une erreur se produit, le champ « contenu » ne porte que le message d’erreur. Nous notons ‘message d’erreur’ MDE à la suite de cette spécification.</text:p>
      <text:p text:style-name="P12"/>
      <text:p text:style-name="P12">MDE1 : Le nom d’utilisateur est déjà utilisé. </text:p>
      <text:p text:style-name="P12"><text:tab/>Ce message apparaît quand la demande de connexion d’un client est refusé par le serveur car un client connecté a pris le même nom que le nouvel client veut utiliser.</text:p>
      <text:p text:style-name="P12"/>
      <text:p text:style-name="P12">MDE2 : Le serveur ne peut plus accueillir un nouvel client. </text:p>
      <text:p text:style-name="P12"><text:tab/>Ce message apparaît quand la demande de connexion d’un client est refusé par le serveur car celui a un nombre maximal de client connectés.</text:p>
      <text:p text:style-name="P12"/>
      <text:p text:style-name="P12">MDE3 : Le message que vous venez d’envoyer n’est pas reçu par le récepteur.</text:p>
      <text:p text:style-name="P12"><text:tab/>Ce message apparaît quand l’émetteur n’a pas reçu le « ACK » <text:s/>ou « NACK » du récepteur après un temps d’attente fixé. </text:p>
      <text:p text:style-name="P12"/>
      <text:p text:style-name="P12">MDE4 : Le message que vous venez d’envoyer est rejeté par le récepteur.</text:p>
      <text:p text:style-name="P9"><text:tab/>Ce message apparaît quand l’émetteur reçoit un « NACK » du récepteur.</text:p>
      <text:p text:style-name="P9"/>
      <text:p text:style-name="P9">MDE5 : L’utilisateur que vous avez invité n’est pas sur ligne.</text:p>
      <text:p text:style-name="P9"><text:tab/>Ce message apparaît quand le nom d’utilisateur indiqué dans le message d’invitation n’existe pas dans la liste d’utilisateur connecté.</text:p>
      <text:p text:style-name="P9"/>
      <text:h text:style-name="P126" text:outline-level="4"/>
      <text:h text:style-name="P123" text:outline-level="4"/>
      <text:p text:style-name="P54"/>
      <text:p text:style-name="P54"/>
      <text:p text:style-name="P54"/>
      <text:p text:style-name="P54"/>
      <text:h text:style-name="P127" text:outline-level="4"/>
      <text:h text:style-name="P128" text:outline-level="4"><text:bookmark-start text:name="__RefHeading___Toc4821_1084129885"/><text:bookmark-end text:name="__RefHeading___Toc4821_1084129885"/></text:h>
      <text:p text:style-name="P12"/>
      <text:h text:style-name="P125" text:outline-level="4"><text:soft-page-break/><text:span text:style-name="T47">IV.</text:span><text:span text:style-name="T45">Exemples d’échanges entre le serveur et les clients</text:span></text:h>
      <text:p text:style-name="P56"/>
      <text:p text:style-name="P116">Scénario 1 : Connexion <text:span text:style-name="T1">et déconnexion</text:span> d’un nouvel utilisateur</text:p>
      <text:p text:style-name="P12"/>
      <text:p text:style-name="P12">Dans le cas un nouvel utilisateur veut connecter au système, il faut préciser l’adresse IP et numéro de port de cet utilisateur ainsi que son nom, <text:span text:style-name="T3">le dernier sera stocké dans le champ « Contenu »</text:span>.</text:p>
      <text:p text:style-name="P12">Le serveur va refuser la demande de connexion en retournant un message d’erreur s<text:span text:style-name="T39">i </text:span>le nom d’utilisateur est déjà pris par un autre utilisateur ou le nombre d’utilisateur connectés a atteint le nombre maximal. <text:span text:style-name="T1">(connexion = 10)</text:span></text:p>
      <text:p text:style-name="P9"/>
      <text:p text:style-name="P15">Si le serveur a accepté cette demande, il enverra un message retour au utilisateur pour confirmer sa connexion. <text:span text:style-name="T1">(connexion = 01)</text:span></text:p>
      <text:p text:style-name="P15"/>
      <text:p text:style-name="P16">Si un utilisateur veut quitter le système, il faut envoyer une demande de déconnexion au serveur, <text:span text:style-name="T2">et après le serveur a supprimé des data de cet utilisateur, le serveur renverra une message de confirmation.(connexion = 11)</text:span></text:p>
      <text:p text:style-name="P16"/>
      <text:p text:style-name="P17">Dès qu’un utilisateur a connecté au serveur, tous les messages qu’il envoie contient un champ de connexion égale 0<text:span text:style-name="T6">1</text:span>.</text:p>
      <text:p text:style-name="P17"/>
      <text:p text:style-name="P52"/>
      <text:p text:style-name="P52">Diagramme de séquence :</text:p>
      <text:p text:style-name="P18"/>
      <text:p text:style-name="P18">Bob <text:tab/><text:tab/><text:tab/> <text:s text:c="7"/>Serveur<text:tab/><text:tab/><text:tab/> <text:s text:c="12"/>Alice</text:p>
      <text:p text:style-name="P19"><text:s/>| <text:s text:c="23"/>| <text:s text:c="31"/>|</text:p>
      <text:p text:style-name="P19"><text:s/>|<text:span text:style-name="T3">a. Message de connexion </text:span>| <text:s text:c="31"/>|</text:p>
      <text:p text:style-name="P19"><text:s/>|---------------------- <text:span text:style-name="T3">&gt;</text:span>| <text:s text:c="31"/>|</text:p>
      <text:p text:style-name="P20"><text:s/>| <text:s text:c="23"/>| <text:s text:c="31"/>|</text:p>
      <text:p text:style-name="P20"><text:s/>| <text:s text:c="7"/><text:span text:style-name="T5">ACK a</text:span> <text:s text:c="10"/>| <text:s text:c="31"/>|</text:p>
      <text:p text:style-name="P20"><text:s/>|<text:span text:style-name="T5">&lt;</text:span>-----------------------| <text:s text:c="31"/>| <text:s/></text:p>
      <text:p text:style-name="P20"><text:s/>| <text:s text:c="23"/>| <text:s text:c="31"/>|</text:p>
      <text:p text:style-name="P19"><text:s/>|<text:span text:style-name="T3">b. Connexion refusée <text:s text:c="3"/></text:span>| <text:s text:c="31"/>|</text:p>
      <text:p text:style-name="P19"><text:s/>|<text:span text:style-name="T3">&lt;</text:span>-----------------------| <text:s text:c="31"/>|</text:p>
      <text:p text:style-name="P20"><text:s/>| <text:s text:c="23"/>| <text:s text:c="31"/>|</text:p>
      <text:p text:style-name="P20"><text:s/>| <text:s text:c="7"/><text:span text:style-name="T5">ACK</text:span> <text:span text:style-name="T5">b</text:span> <text:s text:c="10"/>| <text:s text:c="31"/>|</text:p>
      <text:p text:style-name="P20"><text:s/>|-----------------------<text:span text:style-name="T5">&gt;</text:span>| <text:s text:c="31"/>| <text:s/></text:p>
      <text:p text:style-name="P20"><text:s/>| <text:s text:c="23"/>| <text:s text:c="31"/>|</text:p>
      <text:p text:style-name="P29"><text:s/>|<text:span text:style-name="T3">c. Message de connexion </text:span>| <text:s text:c="31"/>|</text:p>
      <text:p text:style-name="P19"><text:s/>|-----------------------<text:span text:style-name="T4">&gt;</text:span>| <text:s text:c="31"/>|</text:p>
      <text:p text:style-name="P20"><text:s/>| <text:s text:c="23"/>| <text:s text:c="31"/>|</text:p>
      <text:p text:style-name="P20"><text:s/>| <text:s text:c="7"/><text:span text:style-name="T5">ACK</text:span> <text:span text:style-name="T5">c</text:span> <text:s text:c="10"/>| <text:s text:c="31"/>|</text:p>
      <text:p text:style-name="P20"><text:s/>|<text:span text:style-name="T5">&lt;</text:span>-----------------------| <text:s text:c="31"/>| <text:s/></text:p>
      <text:p text:style-name="P19"><text:s/>| <text:s text:c="23"/>| <text:s text:c="31"/>|</text:p>
      <text:p text:style-name="P19"><text:soft-page-break/><text:s/>|<text:span text:style-name="T3">d. connexion acceptée <text:s text:c="2"/></text:span>| <text:s text:c="31"/>|</text:p>
      <text:p text:style-name="P19"><text:s/>|<text:span text:style-name="T34">&lt;</text:span>-----------------------| <text:s text:c="31"/>|</text:p>
      <text:p text:style-name="P20"><text:s/>| <text:s text:c="23"/>| <text:s text:c="31"/>|</text:p>
      <text:p text:style-name="P20"><text:s/>| <text:s text:c="7"/><text:span text:style-name="T5">ACK</text:span> <text:span text:style-name="T5">d</text:span> <text:s text:c="10"/>| <text:s text:c="31"/>|</text:p>
      <text:p text:style-name="P20"><text:s/>|-----------------------<text:span text:style-name="T5">&gt;</text:span>| <text:s text:c="31"/>| <text:s/></text:p>
      <text:p text:style-name="P21"><text:s/>| <text:s text:c="23"/><text:span text:style-name="T3">| <text:s text:c="31"/>|</text:span></text:p>
      <text:p text:style-name="P21"><text:s/>|<text:span text:style-name="T3">e. Message déconnexion <text:s/>| <text:s text:c="31"/>| </text:span></text:p>
      <text:p text:style-name="P21"><text:s/>|-----------------------<text:span text:style-name="T4">&gt;</text:span>|<text:span text:style-name="T4"> <text:s text:c="31"/>|</text:span></text:p>
      <text:p text:style-name="P20"><text:s/>| <text:s text:c="23"/>| <text:s text:c="31"/>|</text:p>
      <text:p text:style-name="P20"><text:s/>| <text:s text:c="7"/><text:span text:style-name="T5">ACK</text:span> <text:span text:style-name="T5">e</text:span> <text:s text:c="10"/>| <text:s text:c="31"/>|</text:p>
      <text:p text:style-name="P20"><text:s/>|<text:span text:style-name="T34">&lt;</text:span>-----------------------<text:span text:style-name="T34">|</text:span> <text:s text:c="31"/>| <text:s/></text:p>
      <text:p text:style-name="P21"><text:s/>| <text:s text:c="23"/><text:span text:style-name="T3">| <text:s text:c="31"/>|</text:span></text:p>
      <text:p text:style-name="P21"><text:s/>|<text:span text:style-name="T3">f. Conf de déconnexion <text:s/>| <text:s text:c="31"/>|</text:span></text:p>
      <text:p text:style-name="P21"><text:s/>|<text:span text:style-name="T4">&lt;</text:span>-----------------------<text:span text:style-name="T3">| <text:s text:c="31"/>|</text:span></text:p>
      <text:p text:style-name="P22"><text:s/>| <text:s text:c="23"/>| <text:s text:c="31"/>|</text:p>
      <text:p text:style-name="P22"><text:s/>| <text:s text:c="7"/><text:span text:style-name="T34">ACK</text:span> <text:span text:style-name="T6">f</text:span> <text:s text:c="10"/>| <text:s text:c="31"/>|</text:p>
      <text:p text:style-name="P22"><text:s/>|-----------------------<text:span text:style-name="T6">&gt;</text:span>| <text:s text:c="31"/>| <text:s/></text:p>
      <text:p text:style-name="P19"><text:s text:c="2"/></text:p>
      <text:p text:style-name="P30"/>
      <text:p text:style-name="P37">Les détaille de chaque message sont présentés au suivant :</text:p>
      <text:p text:style-name="P61">+---------------------------------------------------------------+ |<text:span text:style-name="T54"> Connexion | <text:s text:c="3"/>Typ</text:span><text:span text:style-name="T26">e de messagerie <text:s text:c="3"/>| <text:s/>Numéro de messagerie <text:s/>| </text:span></text:p>
      <text:p text:style-name="P61"><text:span text:style-name="T28">|---------------------------------------------------------------|</text:span><text:span text:style-name="T26"> <text:s text:c="8"/></text:span><text:span text:style-name="T27">| </text:span><text:span text:style-name="T26">Numéro de message | ACK | Invitation | <text:s text:c="3"/>Demande de liste <text:s text:c="3"/></text:span><text:span text:style-name="T54">| </text:span></text:p>
      <text:p text:style-name="P61"><text:span text:style-name="T56">|---------------------------------------------------------------|</text:span><text:span text:style-name="T54"> <text:s text:c="190"/></text:span><text:span text:style-name="T55">| <text:s text:c="25"/>Contenu <text:s text:c="29"/>|</text:span></text:p>
      <text:p text:style-name="P69">+---------------------------------------------------------------+ </text:p>
      <text:p text:style-name="P33"/>
      <text:p text:style-name="P33"><text:span text:style-name="T35">a. Message de connexion</text:span> :</text:p>
      <text:p text:style-name="P112">+---------------------------------------------------------------+ | <text:s text:c="4"/><text:span text:style-name="T35">00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00 <text:s text:c="5"/></text:span><text:span text:style-name="T24"><text:s/>| <text:s/></text:span><text:span text:style-name="T29">00</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5"/>‘Alice’ <text:s text:c="29"/>|</text:span></text:p>
      <text:p text:style-name="P109"><text:span text:style-name="T33">+---------------------------------------------------------------+ </text:span></text:p>
      <text:p text:style-name="P82"/>
      <text:p text:style-name="P13">ACK a :</text:p>
      <text:p text:style-name="P112">+---------------------------------------------------------------+ | <text:s text:c="4"/><text:span text:style-name="T35">00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00 <text:s text:c="5"/></text:span><text:span text:style-name="T24"><text:s/>| <text:s/></text:span><text:span text:style-name="T29">0</text:span><text:span text:style-name="T30">1</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7"/>‘’ <text:s text:c="32"/>|</text:span></text:p>
      <text:p text:style-name="P109"><text:span text:style-name="T33">+---------------------------------------------------------------+ </text:span></text:p>
      <text:p text:style-name="P69"/>
      <text:p text:style-name="P99"/>
      <text:p text:style-name="P100"/>
      <text:p text:style-name="P100"/>
      <text:p text:style-name="P100"><text:soft-page-break/>b. <text:span text:style-name="T3">Connexion refusée</text:span> :</text:p>
      <text:p text:style-name="P112">+---------------------------------------------------------------+ | <text:s text:c="4"/><text:span text:style-name="T57">10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00 <text:s text:c="5"/></text:span><text:span text:style-name="T24"><text:s/>| <text:s/></text:span><text:span text:style-name="T29">00</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9"/>’Le nom d’utilisateur est déjà utilisé.’ <text:s text:c="12"/>|</text:span></text:p>
      <text:p text:style-name="P109"><text:span text:style-name="T33">+---------------------------------------------------------------+ </text:span></text:p>
      <text:p text:style-name="P72"/>
      <text:p text:style-name="P13">ACK b :</text:p>
      <text:p text:style-name="P112">+---------------------------------------------------------------+ | <text:s text:c="4"/><text:span text:style-name="T57">10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00 <text:s text:c="5"/></text:span><text:span text:style-name="T24"><text:s/>| <text:s/></text:span><text:span text:style-name="T29">0</text:span><text:span text:style-name="T30">1</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7"/>‘’ <text:s text:c="32"/>|</text:span></text:p>
      <text:p text:style-name="P109"><text:span text:style-name="T33">+---------------------------------------------------------------+ </text:span></text:p>
      <text:p text:style-name="P101"/>
      <text:p text:style-name="P102">c. Message de connexion :</text:p>
      <text:p text:style-name="P112">+---------------------------------------------------------------+ | <text:s text:c="4"/><text:span text:style-name="T57">00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0</text:span><text:span text:style-name="T30">1</text:span><text:span text:style-name="T29"> <text:s text:c="5"/></text:span><text:span text:style-name="T24"><text:s/>| <text:s/></text:span><text:span text:style-name="T29">0</text:span><text:span text:style-name="T30">0</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5"/>‘Bob’ <text:s text:c="31"/>|</text:span></text:p>
      <text:p text:style-name="P109"><text:span text:style-name="T33">+---------------------------------------------------------------+ </text:span></text:p>
      <text:p text:style-name="P82"/>
      <text:p text:style-name="P84">ACK <text:span text:style-name="T7">c</text:span> :</text:p>
      <text:p text:style-name="P112">+---------------------------------------------------------------+ | <text:s text:c="4"/><text:span text:style-name="T57">00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0</text:span><text:span text:style-name="T30">1</text:span><text:span text:style-name="T29"> <text:s text:c="5"/></text:span><text:span text:style-name="T24"><text:s/>| <text:s/></text:span><text:span text:style-name="T29">0</text:span><text:span text:style-name="T30">1</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6"/>‘’ <text:s text:c="33"/>|</text:span></text:p>
      <text:p text:style-name="P109"><text:span text:style-name="T33">+---------------------------------------------------------------+ </text:span></text:p>
      <text:p text:style-name="P73"/>
      <text:p text:style-name="P103"><text:span text:style-name="T3">d. connexion acceptée</text:span> :</text:p>
      <text:p text:style-name="P112">+---------------------------------------------------------------+ | <text:s text:c="4"/><text:span text:style-name="T57">01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0</text:span><text:span text:style-name="T30">1</text:span><text:span text:style-name="T29"> <text:s text:c="5"/></text:span><text:span text:style-name="T24"><text:s/>| <text:s/></text:span><text:span text:style-name="T29">0</text:span><text:span text:style-name="T30">0</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4"/>‘Bienvenu’ <text:s text:c="27"/>|</text:span></text:p>
      <text:p text:style-name="P109"><text:span text:style-name="T33">+---------------------------------------------------------------+ </text:span></text:p>
      <text:p text:style-name="P104"/>
      <text:p text:style-name="P84"/>
      <text:p text:style-name="P84"/>
      <text:p text:style-name="P84"/>
      <text:p text:style-name="P84"/>
      <text:p text:style-name="P84"><text:soft-page-break/>ACK <text:span text:style-name="T7">d</text:span> :</text:p>
      <text:p text:style-name="P112">+---------------------------------------------------------------+ | <text:s text:c="4"/><text:span text:style-name="T57">01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0</text:span><text:span text:style-name="T30">1</text:span><text:span text:style-name="T29"> <text:s text:c="5"/></text:span><text:span text:style-name="T24"><text:s/>| <text:s/></text:span><text:span text:style-name="T29">0</text:span><text:span text:style-name="T30">1</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6"/>‘’ <text:s text:c="33"/>|</text:span></text:p>
      <text:p text:style-name="P109"><text:span text:style-name="T33">+---------------------------------------------------------------+ </text:span></text:p>
      <text:p text:style-name="P72"/>
      <text:p text:style-name="P103"><text:span text:style-name="T3">e. Message déconnexion</text:span> :</text:p>
      <text:p text:style-name="P112">+---------------------------------------------------------------+ | <text:s text:c="4"/><text:span text:style-name="T57">11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text:span><text:span text:style-name="T30">10</text:span><text:span text:style-name="T29"> <text:s text:c="5"/></text:span><text:span text:style-name="T24"><text:s/>| <text:s/></text:span><text:span text:style-name="T29">0</text:span><text:span text:style-name="T30">0</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6"/>‘’ <text:s text:c="33"/>|</text:span></text:p>
      <text:p text:style-name="P109"><text:span text:style-name="T33">+---------------------------------------------------------------+ </text:span></text:p>
      <text:p text:style-name="P73"/>
      <text:p text:style-name="P14">ACK <text:span text:style-name="T8">e</text:span> :</text:p>
      <text:p text:style-name="P112">+---------------------------------------------------------------+ | <text:s text:c="4"/><text:span text:style-name="T57">11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text:span><text:span text:style-name="T30">10</text:span><text:span text:style-name="T29"> <text:s text:c="5"/></text:span><text:span text:style-name="T24"><text:s/>| <text:s/></text:span><text:span text:style-name="T29">0</text:span><text:span text:style-name="T30">1</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6"/>‘’ <text:s text:c="33"/>|</text:span></text:p>
      <text:p text:style-name="P109"><text:span text:style-name="T33">+---------------------------------------------------------------+ </text:span></text:p>
      <text:p text:style-name="P115"/>
      <text:p text:style-name="P103"><text:span text:style-name="T3">f. Conf de déconnexion</text:span> :</text:p>
      <text:p text:style-name="P112">+---------------------------------------------------------------+ | <text:s text:c="4"/><text:span text:style-name="T57">11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text:span><text:span text:style-name="T30">10</text:span><text:span text:style-name="T29"> <text:s text:c="5"/></text:span><text:span text:style-name="T24"><text:s/>| <text:s/></text:span><text:span text:style-name="T29">0</text:span><text:span text:style-name="T30">0</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13"/>’Vous avez quitté le système.’ <text:s text:c="18"/>|</text:span></text:p>
      <text:p text:style-name="P109"><text:span text:style-name="T33">+---------------------------------------------------------------+ </text:span></text:p>
      <text:p text:style-name="P115"/>
      <text:p text:style-name="P14"/>
      <text:p text:style-name="P14">ACK <text:span text:style-name="T8">f</text:span> :</text:p>
      <text:p text:style-name="P112">+---------------------------------------------------------------+ | <text:s text:c="4"/><text:span text:style-name="T57">11 <text:s text:c="2"/></text:span><text:s/>| <text:s text:c="10"/><text:span text:style-name="T35">000 <text:s text:c="7"/></text:span><text:span text:style-name="T23"><text:s text:c="4"/>| <text:s text:c="11"/></text:span><text:span text:style-name="T29">00</text:span><text:span text:style-name="T23"> <text:s text:c="9"/>| </text:span></text:p>
      <text:p text:style-name="P112"><text:span text:style-name="T30">|---------------------------------------------------------------|</text:span><text:span text:style-name="T23"> <text:s text:c="8"/></text:span><text:span text:style-name="T24">| <text:s text:c="8"/></text:span><text:span text:style-name="T29">0</text:span><text:span text:style-name="T30">10</text:span><text:span text:style-name="T29"> <text:s text:c="5"/></text:span><text:span text:style-name="T24"><text:s/>| <text:s/></text:span><text:span text:style-name="T29">0</text:span><text:span text:style-name="T30">1</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2"><text:span text:style-name="T57">|---------------------------------------------------------------|</text:span> <text:s text:c="190"/><text:span text:style-name="T33">| <text:s text:c="26"/>‘’ <text:s text:c="33"/>|</text:span></text:p>
      <text:p text:style-name="P109"><text:span text:style-name="T33">+---------------------------------------------------------------+ </text:span></text:p>
      <text:p text:style-name="P73"/>
      <text:p text:style-name="P31"/>
      <text:p text:style-name="P31"/>
      <text:p text:style-name="P31"/>
      <text:p text:style-name="P117"><text:soft-page-break/>Scénario <text:span text:style-name="T10">2</text:span> : <text:span text:style-name="T10">Invitation et messagerie privée</text:span></text:p>
      <text:p text:style-name="P31"/>
      <text:p text:style-name="P36">Nous supposons que l’utilisateur Bob et l’utilisateur Alice sont tous en ligne maintenant, et <text:span text:style-name="T11">ils sont à la messagerie publique à l’instant, mais </text:span>Bob <text:span text:style-name="T18">va initialiser </text:span><text:span text:style-name="T25">une messagerie privée centralisée</text:span><text:span text:style-name="T18"> et il </text:span>veut inviter Alice <text:span text:style-name="T18">cette messagerie. Après avoir reçu l’invitation, Alice l’accepte sans doute. 10 minutes après, Bob quitte la messagerie, par contre, Alice reste dans celle-ci.</text:span></text:p>
      <text:p text:style-name="P36"/>
      <text:p text:style-name="P36"><text:span text:style-name="T11"><text:s/></text:span><text:span text:style-name="T12">Diagramme de séquence :</text:span></text:p>
      <text:p text:style-name="P23"/>
      <text:p text:style-name="P23">Bob <text:tab/> <text:s text:c="5"/><text:tab/> <text:s text:c="10"/>Serveur<text:tab/><text:tab/><text:tab/> <text:s text:c="14"/>Alice</text:p>
      <text:p text:style-name="P23"><text:s/>| <text:s text:c="26"/>| <text:s text:c="30"/>|</text:p>
      <text:p text:style-name="P23"><text:s/>|<text:span text:style-name="T3">a. Initialiser messagerie <text:s/></text:span>| <text:s text:c="30"/>|</text:p>
      <text:p text:style-name="P23"><text:s/>|--------------------------<text:span text:style-name="T3">&gt;</text:span>| <text:s text:c="30"/>|</text:p>
      <text:p text:style-name="P23"><text:s/>| <text:s text:c="26"/>| <text:s text:c="30"/>|</text:p>
      <text:p text:style-name="P23"><text:s/>| <text:s text:c="8"/><text:span text:style-name="T5">ACK a</text:span> <text:s text:c="12"/>| <text:s text:c="30"/>|</text:p>
      <text:p text:style-name="P23"><text:s/>|<text:span text:style-name="T36">&lt;-</text:span>-------------------------| <text:s text:c="30"/>| <text:s/></text:p>
      <text:p text:style-name="P24"><text:s/>| <text:s text:c="26"/>| <text:s text:c="30"/>|</text:p>
      <text:p text:style-name="P24"><text:s/>| <text:s text:c="26"/>| <text:s text:c="30"/>|</text:p>
      <text:p text:style-name="P24"><text:s/>|<text:span text:style-name="T14">b. Confirmation de création</text:span>| <text:s text:c="30"/>|</text:p>
      <text:p text:style-name="P24"><text:s/>|<text:span text:style-name="T4">&lt;</text:span>--------------------------| <text:s text:c="30"/>|</text:p>
      <text:p text:style-name="P24"><text:s/>| <text:s text:c="26"/>| <text:s text:c="30"/>|</text:p>
      <text:p text:style-name="P24"><text:s/>| <text:s text:c="8"/><text:span text:style-name="T5">ACK</text:span> <text:span text:style-name="T14">b</text:span> <text:s text:c="12"/>| <text:s text:c="30"/>|</text:p>
      <text:p text:style-name="P24"><text:s/>|--------------------------<text:span text:style-name="T5">&gt;</text:span>| <text:s text:c="30"/>| <text:s/></text:p>
      <text:p text:style-name="P23"><text:s/>| <text:s text:c="26"/>| <text:s text:c="30"/>|</text:p>
      <text:p text:style-name="P25"><text:s/>| <text:s text:c="26"/>| <text:s text:c="30"/>|</text:p>
      <text:p text:style-name="P25"><text:s/>|<text:span text:style-name="T16">c. Invitation à Alice <text:s text:c="5"/></text:span>| <text:s text:c="30"/>|</text:p>
      <text:p text:style-name="P25"><text:s/>|--------------------------<text:span text:style-name="T16">&gt;</text:span>| <text:s text:c="30"/>|</text:p>
      <text:p text:style-name="P25"><text:s/>| <text:s text:c="26"/>| <text:s text:c="30"/>|</text:p>
      <text:p text:style-name="P25"><text:s/>| <text:s text:c="8"/><text:span text:style-name="T5">ACK</text:span> <text:span text:style-name="T16">c</text:span> <text:s text:c="12"/>| <text:s text:c="30"/>|</text:p>
      <text:p text:style-name="P25"><text:s/>|<text:span text:style-name="T16">&lt;</text:span>--------------------------| <text:s text:c="30"/>| <text:s/></text:p>
      <text:p text:style-name="P23"><text:s/>| <text:s text:c="10"/><text:span text:style-name="T3"><text:s text:c="16"/></text:span>|<text:span text:style-name="T16">d.</text:span> <text:span text:style-name="T13">Transfère l’invitation </text:span><text:s text:c="5"/>|</text:p>
      <text:p text:style-name="P23"><text:s/>| <text:s text:c="26"/>|------------------------------<text:span text:style-name="T11">&gt;</text:span>|</text:p>
      <text:p text:style-name="P23"><text:s/>| <text:s text:c="26"/>| <text:s text:c="30"/><text:span text:style-name="T37">|</text:span></text:p>
      <text:p text:style-name="P23"><text:s/>| <text:s text:c="26"/>| <text:s text:c="11"/><text:span text:style-name="T11">ACK</text:span> <text:span text:style-name="T16">d </text:span><text:s text:c="13"/>|</text:p>
      <text:p text:style-name="P23"><text:s/>| <text:s text:c="26"/>|<text:span text:style-name="T11">&lt;</text:span>------------------------------| <text:s/></text:p>
      <text:p text:style-name="P23"><text:s/>| <text:s text:c="26"/>| <text:s text:c="30"/>|</text:p>
      <text:p text:style-name="P23"><text:s/>| <text:s text:c="26"/>| <text:span text:style-name="T16">e .Accepte l’invitation</text:span> <text:s text:c="6"/>|</text:p>
      <text:p text:style-name="P23"><text:s/>| <text:s text:c="26"/>|←------------------------------|</text:p>
      <text:p text:style-name="P23"><text:s/>| <text:s text:c="26"/>| <text:s text:c="30"/>|</text:p>
      <text:p text:style-name="P26"><text:s/>| <text:s text:c="26"/>| <text:s text:c="11"/><text:span text:style-name="T11">ACK</text:span> <text:span text:style-name="T16">e</text:span> <text:s text:c="13"/>|</text:p>
      <text:p text:style-name="P26"><text:s/>| <text:s text:c="26"/>|------------------------------<text:span text:style-name="T11">&gt;</text:span>| <text:s/></text:p>
      <text:p text:style-name="P23"><text:s/>| <text:s text:c="26"/>| <text:s text:c="30"/>|</text:p>
      <text:p text:style-name="P23"><text:s/>|<text:span text:style-name="T16">f. réponse de l’invitation </text:span>| <text:s text:c="30"/>|</text:p>
      <text:p text:style-name="P23"><text:s/>|<text:span text:style-name="T4">&lt;</text:span>--------------------------| <text:s text:c="30"/>|</text:p>
      <text:p text:style-name="P23"><text:s/>| <text:s text:c="26"/>| <text:s text:c="30"/>|</text:p>
      <text:p text:style-name="P23"><text:s/>| <text:s text:c="9"/><text:span text:style-name="T5">ACK</text:span> <text:span text:style-name="T16">f</text:span> <text:s text:c="11"/>| <text:s text:c="30"/>|</text:p>
      <text:p text:style-name="P23"><text:s/>|--------------------------<text:span text:style-name="T5">&gt;</text:span>| <text:s text:c="30"/>| <text:s/></text:p>
      <text:p text:style-name="P23"><text:soft-page-break/><text:s/>| <text:s text:c="26"/><text:span text:style-name="T3">| <text:s text:c="30"/>|</text:span></text:p>
      <text:p text:style-name="P23"><text:s/>|<text:span text:style-name="T16">g. Un message vers Alice <text:s text:c="2"/>| <text:s text:c="30"/>| </text:span></text:p>
      <text:p text:style-name="P23"><text:s/>|--------------------------<text:span text:style-name="T4">&gt;</text:span>|<text:span text:style-name="T4"> <text:s text:c="30"/>|</text:span></text:p>
      <text:p text:style-name="P23"><text:s/>| <text:s text:c="26"/>| <text:s text:c="30"/>|</text:p>
      <text:p text:style-name="P23"><text:s/>| <text:s text:c="9"/><text:span text:style-name="T5">ACK</text:span> <text:span text:style-name="T16">g</text:span> <text:s text:c="11"/>| <text:s text:c="30"/>|</text:p>
      <text:p text:style-name="P23"><text:s/>|<text:span text:style-name="T5">&lt;</text:span>--------------------------| <text:s text:c="30"/>| <text:s/></text:p>
      <text:p text:style-name="P23"><text:s/>| <text:s text:c="26"/><text:span text:style-name="T3">| <text:s text:c="30"/>|</text:span></text:p>
      <text:p text:style-name="P27"><text:s/>| <text:s text:c="26"/><text:span text:style-name="T3">| h. Transfère le message <text:s text:c="6"/>|</text:span></text:p>
      <text:p text:style-name="P27"><text:s/>| <text:s text:c="26"/><text:span text:style-name="T3">|</text:span>------------------------------<text:span text:style-name="T11">&gt;|</text:span></text:p>
      <text:p text:style-name="P23"><text:s/>| <text:s text:c="26"/><text:span text:style-name="T37">| <text:s text:c="30"/></text:span>|</text:p>
      <text:p text:style-name="P28"><text:s/>| <text:s text:c="26"/>| <text:s text:c="10"/><text:span text:style-name="T11">ACK</text:span> <text:span text:style-name="T16">h <text:s/></text:span><text:s text:c="13"/>|</text:p>
      <text:p text:style-name="P28"><text:s/>| <text:s text:c="26"/>|←------------------------------|</text:p>
      <text:p text:style-name="P28"><text:s/>| <text:s text:c="26"/>| <text:s text:c="30"/>|</text:p>
      <text:p text:style-name="P28"><text:s/>| <text:s text:c="26"/>| <text:span text:style-name="T16">i .Un message vers Bob</text:span> <text:s text:c="7"/>|</text:p>
      <text:p text:style-name="P28"><text:s/>| <text:s text:c="26"/>|<text:span text:style-name="T38">&lt;</text:span>------------------------------|</text:p>
      <text:p text:style-name="P28"><text:s/>| <text:s text:c="26"/>| <text:s text:c="30"/>|</text:p>
      <text:p text:style-name="P28"><text:s/>| <text:s text:c="26"/>| <text:s text:c="10"/><text:span text:style-name="T11">ACK</text:span> <text:span text:style-name="T16">i</text:span> <text:s text:c="14"/>|</text:p>
      <text:p text:style-name="P28"><text:s/>| <text:s text:c="26"/>|------------------------------<text:span text:style-name="T11">&gt;</text:span>| <text:s text:c="3"/></text:p>
      <text:p text:style-name="P28"><text:s/>| <text:s text:c="26"/>| <text:s text:c="30"/>|</text:p>
      <text:p text:style-name="P28"><text:s/>| <text:s text:c="26"/>| <text:s text:c="30"/>|</text:p>
      <text:p text:style-name="P28"><text:s/>|<text:span text:style-name="T16">j. Transfère le message <text:s text:c="3"/></text:span>| <text:s text:c="30"/>|</text:p>
      <text:p text:style-name="P28"><text:s/>|←--------------------------| <text:s text:c="30"/>|</text:p>
      <text:p text:style-name="P28"><text:s/>| <text:s text:c="26"/>| <text:s text:c="30"/>|</text:p>
      <text:p text:style-name="P28"><text:s/>| <text:s text:c="9"/><text:span text:style-name="T5">ACK</text:span> <text:span text:style-name="T16">j</text:span> <text:s text:c="11"/>| <text:s text:c="30"/>|</text:p>
      <text:p text:style-name="P28"><text:s/>|--------------------------<text:span text:style-name="T5">&gt;</text:span>| <text:s text:c="30"/>| <text:s/></text:p>
      <text:p text:style-name="P28"><text:s/>| <text:s text:c="26"/>| <text:s text:c="30"/>|</text:p>
      <text:p text:style-name="P28"><text:s/>|<text:span text:style-name="T16">k. Quitter cette messagerie</text:span>| <text:s text:c="30"/>|</text:p>
      <text:p text:style-name="P28"><text:s/>|--------------------------<text:span text:style-name="T3">&gt;</text:span>| <text:s text:c="30"/>|</text:p>
      <text:p text:style-name="P28"><text:s/>| <text:s text:c="26"/>| <text:s text:c="30"/>|</text:p>
      <text:p text:style-name="P28"><text:s/>| <text:s text:c="9"/><text:span text:style-name="T5">ACK k</text:span> <text:s text:c="11"/>| <text:s text:c="30"/>|</text:p>
      <text:p text:style-name="P28"><text:s/>|<text:span text:style-name="T38">&lt;-----</text:span>---------------------| <text:s text:c="30"/>| <text:s/></text:p>
      <text:p text:style-name="P28"><text:s/>| <text:s text:c="26"/>| <text:s text:c="30"/>|</text:p>
      <text:p text:style-name="P28"><text:s/>|<text:span text:style-name="T16">l. Confirmation la sortie <text:s/></text:span>| <text:s text:c="30"/>|</text:p>
      <text:p text:style-name="P28"><text:s/>|<text:span text:style-name="T38">&lt;</text:span>--------------------------| <text:s text:c="30"/>|</text:p>
      <text:p text:style-name="P28"><text:s/>| <text:s text:c="26"/>| <text:s text:c="30"/>|</text:p>
      <text:p text:style-name="P28"><text:s/>| <text:s text:c="9"/><text:span text:style-name="T5">ACK</text:span> <text:span text:style-name="T16">l</text:span> <text:s text:c="11"/>| <text:s text:c="30"/>|</text:p>
      <text:p text:style-name="P28"><text:s/>|--------------------------<text:span text:style-name="T5">&gt;</text:span>| <text:s text:c="30"/>| <text:s/></text:p>
      <text:p text:style-name="P28"/>
      <text:p text:style-name="P28"/>
      <text:p text:style-name="P32"/>
      <text:p text:style-name="P32"/>
      <text:p text:style-name="P32"/>
      <text:p text:style-name="P32"/>
      <text:p text:style-name="P32"/>
      <text:p text:style-name="P32"/>
      <text:p text:style-name="P32"/>
      <text:p text:style-name="P32"/>
      <text:p text:style-name="P32"/>
      <text:p text:style-name="P32"/>
      <text:p text:style-name="P74"><text:soft-page-break/><text:span text:style-name="T3">a. Initialiser messagerie</text:span> :</text:p>
      <text:p text:style-name="P113">+---------------------------------------------------------------+ | <text:s text:c="4"/><text:span text:style-name="T35">01 <text:s text:c="2"/></text:span><text:s/>| <text:s text:c="10"/><text:span text:style-name="T60">1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0 <text:s text:c="5"/></text:span><text:span text:style-name="T24"><text:s/>| <text:s/></text:span><text:span text:style-name="T29">00</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6"/>‘’ <text:s text:c="33"/>|</text:span></text:p>
      <text:p text:style-name="P110"><text:span text:style-name="T33">+---------------------------------------------------------------+ </text:span></text:p>
      <text:p text:style-name="P86"/>
      <text:p text:style-name="P87">ACK a :</text:p>
      <text:p text:style-name="P113">+---------------------------------------------------------------+ | <text:s text:c="4"/><text:span text:style-name="T35">01 <text:s text:c="2"/></text:span><text:s/>| <text:s text:c="10"/><text:span text:style-name="T60">1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0 <text:s text:c="5"/></text:span><text:span text:style-name="T24"><text:s/>| <text:s/></text:span><text:span text:style-name="T29">0</text:span><text:span text:style-name="T31">1</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6"/>‘’ <text:s text:c="33"/>|</text:span></text:p>
      <text:p text:style-name="P110"><text:span text:style-name="T33">+---------------------------------------------------------------+ </text:span></text:p>
      <text:p text:style-name="P79"/>
      <text:p text:style-name="P74"><text:span text:style-name="T14">b. Confirmation de création</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0 <text:s text:c="5"/></text:span><text:span text:style-name="T24"><text:s/>| <text:s/></text:span><text:span text:style-name="T29">00</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11"/>’Une messagerie privée est crée.’ <text:s text:c="17"/>|</text:span></text:p>
      <text:p text:style-name="P110"><text:span text:style-name="T33">+---------------------------------------------------------------+ </text:span></text:p>
      <text:p text:style-name="P86"/>
      <text:p text:style-name="P88">ACK <text:span text:style-name="T16">b</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0 <text:s text:c="5"/></text:span><text:span text:style-name="T24"><text:s/>| <text:s/></text:span><text:span text:style-name="T29">0</text:span><text:span text:style-name="T31">1</text:span><text:span text:style-name="T24"> <text:s/>| <text:s text:c="4"/></text:span><text:span text:style-name="T29">00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6"/>‘’ <text:s text:c="33"/>|</text:span></text:p>
      <text:p text:style-name="P110"><text:span text:style-name="T33">+---------------------------------------------------------------+ </text:span></text:p>
      <text:p text:style-name="P75"/>
      <text:p text:style-name="P74"><text:span text:style-name="T16">c. Invitation à Alice</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text:span><text:span text:style-name="T31">1</text:span><text:span text:style-name="T29"> <text:s text:c="5"/></text:span><text:span text:style-name="T24"><text:s/>| <text:s/></text:span><text:span text:style-name="T29">0</text:span><text:span text:style-name="T31">0</text:span><text:span text:style-name="T24"> <text:s/>| <text:s text:c="4"/></text:span><text:span text:style-name="T31">11</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19"/>‘Bob, [Alice]’ <text:s text:c="28"/>|</text:span></text:p>
      <text:p text:style-name="P110"><text:span text:style-name="T33">+---------------------------------------------------------------+ </text:span></text:p>
      <text:p text:style-name="P96"/>
      <text:p text:style-name="P96"/>
      <text:p text:style-name="P89"/>
      <text:p text:style-name="P89"/>
      <text:p text:style-name="P89"/>
      <text:p text:style-name="P89"><text:soft-page-break/>ACK <text:span text:style-name="T16">c</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text:span><text:span text:style-name="T31">1</text:span><text:span text:style-name="T29"> <text:s text:c="5"/></text:span><text:span text:style-name="T24"><text:s/>| <text:s/></text:span><text:span text:style-name="T29">0</text:span><text:span text:style-name="T31">1</text:span><text:span text:style-name="T24"> <text:s/>| <text:s text:c="4"/></text:span><text:span text:style-name="T31">11</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6"/>‘’ <text:s text:c="33"/>|</text:span></text:p>
      <text:p text:style-name="P110"><text:span text:style-name="T33">+---------------------------------------------------------------+ </text:span></text:p>
      <text:p text:style-name="P80"/>
      <text:p text:style-name="P74"><text:span text:style-name="T16">d. Transfère l’invitation</text:span> :</text:p>
      <text:p text:style-name="P110">+---------------------------------------------------------------+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text:span><text:span text:style-name="T31">1</text:span><text:span text:style-name="T29"> <text:s text:c="5"/></text:span><text:span text:style-name="T24"><text:s/>| <text:s/></text:span><text:span text:style-name="T29">0</text:span><text:span text:style-name="T31">0</text:span><text:span text:style-name="T24"> <text:s/>| <text:s text:c="4"/></text:span><text:span text:style-name="T31">11</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19"/>‘Bob, [Alice]’ <text:s text:c="28"/>|</text:span></text:p>
      <text:p text:style-name="P110"><text:span text:style-name="T33">+---------------------------------------------------------------+ </text:span></text:p>
      <text:p text:style-name="P108"/>
      <text:p text:style-name="P90">ACK <text:span text:style-name="T16">d</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text:span><text:span text:style-name="T31">1</text:span><text:span text:style-name="T29"> <text:s text:c="5"/></text:span><text:span text:style-name="T24"><text:s/>| <text:s/></text:span><text:span text:style-name="T29">0</text:span><text:span text:style-name="T31">1</text:span><text:span text:style-name="T24"> <text:s/>| <text:s text:c="4"/></text:span><text:span text:style-name="T31">11</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6"/>‘’ <text:s text:c="33"/>|</text:span></text:p>
      <text:p text:style-name="P110"><text:span text:style-name="T33">+---------------------------------------------------------------+ </text:span></text:p>
      <text:p text:style-name="P80"/>
      <text:p text:style-name="P74"><text:span text:style-name="T16">e .Accepte l’invitation</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text:span><text:span text:style-name="T31">0</text:span><text:span text:style-name="T29"> <text:s text:c="5"/></text:span><text:span text:style-name="T24"><text:s/>| <text:s/></text:span><text:span text:style-name="T29">0</text:span><text:span text:style-name="T31">0</text:span><text:span text:style-name="T24"> <text:s/>| <text:s text:c="4"/></text:span><text:span text:style-name="T31">10</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19"/>‘Bob, [Alice]’ <text:s text:c="28"/>|</text:span></text:p>
      <text:p text:style-name="P110"><text:span text:style-name="T33">+---------------------------------------------------------------+ </text:span></text:p>
      <text:p text:style-name="P97"/>
      <text:p text:style-name="P90">ACK <text:span text:style-name="T17">e</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0</text:span><text:span text:style-name="T31">0</text:span><text:span text:style-name="T29"> <text:s text:c="5"/></text:span><text:span text:style-name="T24"><text:s/>| <text:s/></text:span><text:span text:style-name="T29">0</text:span><text:span text:style-name="T31">1</text:span><text:span text:style-name="T24"> <text:s/>| <text:s text:c="4"/></text:span><text:span text:style-name="T31">10</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6"/>‘’ <text:s text:c="33"/>|</text:span></text:p>
      <text:p text:style-name="P110"><text:span text:style-name="T33">+---------------------------------------------------------------+ </text:span></text:p>
      <text:p text:style-name="P80"/>
      <text:p text:style-name="P80"/>
      <text:p text:style-name="P80"/>
      <text:p text:style-name="P80"/>
      <text:p text:style-name="P80"/>
      <text:p text:style-name="P74"><text:soft-page-break/><text:span text:style-name="T16">f. réponse de l’invitation</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text:span><text:span text:style-name="T31">10</text:span><text:span text:style-name="T29"> <text:s text:c="5"/></text:span><text:span text:style-name="T24"><text:s/>| <text:s/></text:span><text:span text:style-name="T29">0</text:span><text:span text:style-name="T31">0</text:span><text:span text:style-name="T24"> <text:s/>| <text:s text:c="4"/></text:span><text:span text:style-name="T31">10</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19"/>‘Bob, [Alice]’ <text:s text:c="28"/>|</text:span></text:p>
      <text:p text:style-name="P110"><text:span text:style-name="T33">+---------------------------------------------------------------+ </text:span></text:p>
      <text:p text:style-name="P92"/>
      <text:p text:style-name="P91">ACK <text:span text:style-name="T17">f</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text:span><text:span text:style-name="T31">10</text:span><text:span text:style-name="T29"> <text:s text:c="5"/></text:span><text:span text:style-name="T24"><text:s/>| <text:s/></text:span><text:span text:style-name="T29">0</text:span><text:span text:style-name="T31">1</text:span><text:span text:style-name="T24"> <text:s/>| <text:s text:c="4"/></text:span><text:span text:style-name="T31">10</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6"/>‘’ <text:s text:c="33"/>|</text:span></text:p>
      <text:p text:style-name="P110"><text:span text:style-name="T33">+---------------------------------------------------------------+ </text:span></text:p>
      <text:p text:style-name="P80"/>
      <text:p text:style-name="P74"><text:span text:style-name="T16">g. Un message vers Alice</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text:span><text:span text:style-name="T31">10</text:span><text:span text:style-name="T29"> <text:s text:c="5"/></text:span><text:span text:style-name="T24"><text:s/>| <text:s/></text:span><text:span text:style-name="T29">0</text:span><text:span text:style-name="T31">0</text:span><text:span text:style-name="T24"> <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1"/>’Salut, Alice !’ <text:s text:c="24"/>|</text:span></text:p>
      <text:p text:style-name="P110"><text:span text:style-name="T33">+---------------------------------------------------------------+ </text:span></text:p>
      <text:p text:style-name="P92"/>
      <text:p text:style-name="P93">ACK <text:span text:style-name="T17">g</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text:span><text:span text:style-name="T31">10</text:span><text:span text:style-name="T29"> <text:s text:c="5"/></text:span><text:span text:style-name="T24"><text:s/>| <text:s/></text:span><text:span text:style-name="T29">0</text:span><text:span text:style-name="T31">1</text:span><text:span text:style-name="T24"> <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6"/>‘’ <text:s text:c="33"/>|</text:span></text:p>
      <text:p text:style-name="P110"><text:span text:style-name="T33">+---------------------------------------------------------------+ </text:span></text:p>
      <text:p text:style-name="P34"/>
      <text:p text:style-name="P74"><text:span text:style-name="T3">h. Transfère le message</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text:span><text:span text:style-name="T31">11</text:span><text:span text:style-name="T29"> <text:s text:c="5"/></text:span><text:span text:style-name="T24"><text:s/>| <text:s/></text:span><text:span text:style-name="T29">0</text:span><text:span text:style-name="T31">0</text:span><text:span text:style-name="T24"> <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3"><text:span text:style-name="T57">|---------------------------------------------------------------|</text:span> <text:s text:c="190"/><text:span text:style-name="T33">| <text:s text:c="21"/>’Salut, Alice !’ <text:s text:c="24"/>|</text:span></text:p>
      <text:p text:style-name="P110"><text:span text:style-name="T33">+---------------------------------------------------------------+ </text:span></text:p>
      <text:p text:style-name="P62"><text:span text:style-name="T59"><text:s/></text:span></text:p>
      <text:p text:style-name="P93"/>
      <text:p text:style-name="P93"/>
      <text:p text:style-name="P93"/>
      <text:p text:style-name="P93"/>
      <text:p text:style-name="P93"><text:soft-page-break/>ACK <text:span text:style-name="T17">h</text:span> :</text:p>
      <text:p text:style-name="P113">+---------------------------------------------------------------+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3"><text:span text:style-name="T30">|---------------------------------------------------------------|</text:span><text:span text:style-name="T23"> <text:s text:c="8"/></text:span><text:span text:style-name="T24">| <text:s text:c="8"/></text:span><text:span text:style-name="T29">0</text:span><text:span text:style-name="T31">11</text:span><text:span text:style-name="T29"> <text:s text:c="5"/></text:span><text:span text:style-name="T24"><text:s/>| <text:s/></text:span><text:span text:style-name="T29">0</text:span><text:span text:style-name="T31">1</text:span><text:span text:style-name="T24"> <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4"><text:span text:style-name="T57">|---------------------------------------------------------------|</text:span> <text:s text:c="190"/><text:span text:style-name="T33">| <text:s text:c="26"/>‘’ <text:s text:c="33"/>|</text:span></text:p>
      <text:p text:style-name="P110"><text:span text:style-name="T33">+---------------------------------------------------------------+ </text:span></text:p>
      <text:p text:style-name="P34"/>
      <text:p text:style-name="P74"><text:span text:style-name="T16">i .Un message vers Bob</text:span> :</text:p>
      <text:p text:style-name="P114">+---------------------------------------------------------------+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4"><text:span text:style-name="T30">|---------------------------------------------------------------|</text:span><text:span text:style-name="T23"> <text:s text:c="8"/></text:span><text:span text:style-name="T24">| <text:s text:c="8"/></text:span><text:span text:style-name="T29">0</text:span><text:span text:style-name="T32">0</text:span><text:span text:style-name="T31">1</text:span><text:span text:style-name="T29"> <text:s text:c="5"/></text:span><text:span text:style-name="T24"><text:s/>| <text:s/></text:span><text:span text:style-name="T29">0</text:span><text:span text:style-name="T31">0</text:span><text:span text:style-name="T24"> <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4"><text:span text:style-name="T57">|---------------------------------------------------------------|</text:span> <text:s text:c="190"/><text:span text:style-name="T33">| <text:s text:c="22"/>’Hi, Bob!’ <text:s text:c="29"/>|</text:span></text:p>
      <text:p text:style-name="P111"><text:span text:style-name="T33">+---------------------------------------------------------------+ </text:span></text:p>
      <text:p text:style-name="P94"/>
      <text:p text:style-name="P93">ACK <text:span text:style-name="T17">i</text:span> :</text:p>
      <text:p text:style-name="P114">+---------------------------------------------------------------+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4"><text:span text:style-name="T30">|---------------------------------------------------------------|</text:span><text:span text:style-name="T23"> <text:s text:c="8"/></text:span><text:span text:style-name="T24">| <text:s text:c="8"/></text:span><text:span text:style-name="T29">0</text:span><text:span text:style-name="T32">0</text:span><text:span text:style-name="T31">1</text:span><text:span text:style-name="T29"> <text:s text:c="5"/></text:span><text:span text:style-name="T24"><text:s/>| <text:s/></text:span><text:span text:style-name="T29">0</text:span><text:span text:style-name="T32">1 </text:span><text:span text:style-name="T24"><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4"><text:span text:style-name="T57">|---------------------------------------------------------------|</text:span> <text:s text:c="190"/><text:span text:style-name="T33">| <text:s text:c="26"/>‘’ <text:s text:c="33"/>|</text:span></text:p>
      <text:p text:style-name="P111"><text:span text:style-name="T33">+---------------------------------------------------------------+ </text:span></text:p>
      <text:p text:style-name="P81"/>
      <text:p text:style-name="P74"><text:span text:style-name="T16">j. Transfère le message</text:span> :</text:p>
      <text:p text:style-name="P114">+---------------------------------------------------------------+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4"><text:span text:style-name="T30">|---------------------------------------------------------------|</text:span><text:span text:style-name="T23"> <text:s text:c="8"/></text:span><text:span text:style-name="T24">| <text:s text:c="8"/></text:span><text:span text:style-name="T32">100</text:span><text:span text:style-name="T29"> <text:s text:c="5"/></text:span><text:span text:style-name="T24"><text:s/>| <text:s/></text:span><text:span text:style-name="T29">0</text:span><text:span text:style-name="T31">0</text:span><text:span text:style-name="T24"> <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4"><text:span text:style-name="T57">|---------------------------------------------------------------|</text:span> <text:s text:c="190"/><text:span text:style-name="T33">| <text:s text:c="22"/>’Hi, Bob!’ <text:s text:c="29"/>|</text:span></text:p>
      <text:p text:style-name="P111"><text:span text:style-name="T33">+---------------------------------------------------------------+ </text:span></text:p>
      <text:p text:style-name="P98"/>
      <text:p text:style-name="P95">ACK <text:span text:style-name="T17">j</text:span> :</text:p>
      <text:p text:style-name="P114">+---------------------------------------------------------------+ | <text:s text:c="4"/><text:span text:style-name="T35">01 <text:s text:c="2"/></text:span><text:s/>| <text:s text:c="10"/><text:span text:style-name="T60">001 <text:s text:c="7"/></text:span><text:span text:style-name="T23"><text:s text:c="4"/>| <text:s text:c="11"/></text:span><text:span text:style-name="T29">00</text:span><text:span text:style-name="T23"> <text:s text:c="9"/>| </text:span></text:p>
      <text:p text:style-name="P114"><text:span text:style-name="T30">|---------------------------------------------------------------|</text:span><text:span text:style-name="T23"> <text:s text:c="8"/></text:span><text:span text:style-name="T24">| <text:s text:c="8"/></text:span><text:span text:style-name="T32">100</text:span><text:span text:style-name="T29"> <text:s text:c="5"/></text:span><text:span text:style-name="T24"><text:s/>| <text:s/></text:span><text:span text:style-name="T29">0</text:span><text:span text:style-name="T32">1 </text:span><text:span text:style-name="T24"><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4"><text:span text:style-name="T57">|---------------------------------------------------------------|</text:span> <text:s text:c="190"/><text:span text:style-name="T33">| <text:s text:c="26"/>‘’ <text:s text:c="33"/>|</text:span></text:p>
      <text:p text:style-name="P111"><text:span text:style-name="T33">+---------------------------------------------------------------+ </text:span></text:p>
      <text:p text:style-name="P71"/>
      <text:p text:style-name="P34"/>
      <text:p text:style-name="P34"/>
      <text:p text:style-name="P34"/>
      <text:p text:style-name="P34"/>
      <text:p text:style-name="P74"><text:soft-page-break/><text:span text:style-name="T16">k. Quitter cette messagerie</text:span> :</text:p>
      <text:p text:style-name="P114">+---------------------------------------------------------------+ | <text:s text:c="4"/><text:span text:style-name="T35">01 <text:s text:c="2"/></text:span><text:s/>| <text:s text:c="10"/><text:span text:style-name="T61">111 <text:s text:c="7"/></text:span><text:span text:style-name="T23"><text:s text:c="4"/>| <text:s text:c="11"/></text:span><text:span text:style-name="T29">00</text:span><text:span text:style-name="T23"> <text:s text:c="9"/>| </text:span></text:p>
      <text:p text:style-name="P114"><text:span text:style-name="T30">|---------------------------------------------------------------|</text:span><text:span text:style-name="T23"> <text:s text:c="8"/></text:span><text:span text:style-name="T24">| <text:s text:c="8"/></text:span><text:span text:style-name="T32">011</text:span><text:span text:style-name="T29"> <text:s text:c="5"/></text:span><text:span text:style-name="T24"><text:s/>| <text:s/></text:span><text:span text:style-name="T29">0</text:span><text:span text:style-name="T32">0 </text:span><text:span text:style-name="T24"><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4"><text:span text:style-name="T57">|---------------------------------------------------------------|</text:span> <text:s text:c="190"/><text:span text:style-name="T33">| <text:s text:c="26"/>‘’ <text:s text:c="33"/>|</text:span></text:p>
      <text:p text:style-name="P111"><text:span text:style-name="T33">+---------------------------------------------------------------+ </text:span></text:p>
      <text:p text:style-name="P94"/>
      <text:p text:style-name="P95">ACK <text:span text:style-name="T17">k</text:span> :</text:p>
      <text:p text:style-name="P114">+---------------------------------------------------------------+ | <text:s text:c="4"/><text:span text:style-name="T35">01 <text:s text:c="2"/></text:span><text:s/>| <text:s text:c="10"/><text:span text:style-name="T61">111 <text:s text:c="7"/></text:span><text:span text:style-name="T23"><text:s text:c="4"/>| <text:s text:c="11"/></text:span><text:span text:style-name="T29">00</text:span><text:span text:style-name="T23"> <text:s text:c="9"/>| </text:span></text:p>
      <text:p text:style-name="P114"><text:span text:style-name="T30">|---------------------------------------------------------------|</text:span><text:span text:style-name="T23"> <text:s text:c="8"/></text:span><text:span text:style-name="T24">| <text:s text:c="8"/></text:span><text:span text:style-name="T32">100</text:span><text:span text:style-name="T29"> <text:s text:c="5"/></text:span><text:span text:style-name="T24"><text:s/>| <text:s/></text:span><text:span text:style-name="T29">0</text:span><text:span text:style-name="T32">1 </text:span><text:span text:style-name="T24"><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4"><text:span text:style-name="T57">|---------------------------------------------------------------|</text:span> <text:s text:c="190"/><text:span text:style-name="T33">| <text:s text:c="26"/>‘’ <text:s text:c="33"/>|</text:span></text:p>
      <text:p text:style-name="P111"><text:span text:style-name="T33">+---------------------------------------------------------------+ </text:span></text:p>
      <text:p text:style-name="P70"/>
      <text:p text:style-name="P74"><text:span text:style-name="T16">l. Confirmation la sortie</text:span> :</text:p>
      <text:p text:style-name="P114">+---------------------------------------------------------------+ | <text:s text:c="4"/><text:span text:style-name="T35">01 <text:s text:c="2"/></text:span><text:s/>| <text:s text:c="10"/><text:span text:style-name="T60">000 <text:s text:c="7"/></text:span><text:span text:style-name="T23"><text:s text:c="4"/>| <text:s text:c="11"/></text:span><text:span text:style-name="T29">00</text:span><text:span text:style-name="T23"> <text:s text:c="9"/>| </text:span></text:p>
      <text:p text:style-name="P114"><text:span text:style-name="T30">|---------------------------------------------------------------|</text:span><text:span text:style-name="T23"> <text:s text:c="8"/></text:span><text:span text:style-name="T24">| <text:s text:c="8"/></text:span><text:span text:style-name="T32">101</text:span><text:span text:style-name="T29"> <text:s text:c="5"/></text:span><text:span text:style-name="T24"><text:s/>| <text:s/></text:span><text:span text:style-name="T29">0</text:span><text:span text:style-name="T32">0 </text:span><text:span text:style-name="T24"><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4"><text:span text:style-name="T57">|---------------------------------------------------------------|</text:span> <text:s text:c="190"/><text:span text:style-name="T33">| <text:s text:c="18"/>’Sortie Confirmée.’ <text:s text:c="24"/>|</text:span></text:p>
      <text:p text:style-name="P111"><text:span text:style-name="T33">+---------------------------------------------------------------+ </text:span></text:p>
      <text:p text:style-name="P94"/>
      <text:p text:style-name="P95">ACK <text:span text:style-name="T17">l</text:span> :</text:p>
      <text:p text:style-name="P114">+---------------------------------------------------------------+ | <text:s text:c="4"/><text:span text:style-name="T35">01 <text:s text:c="2"/></text:span><text:s/>| <text:s text:c="10"/><text:span text:style-name="T61">000 <text:s text:c="7"/></text:span><text:span text:style-name="T23"><text:s text:c="4"/>| <text:s text:c="11"/></text:span><text:span text:style-name="T29">00</text:span><text:span text:style-name="T23"> <text:s text:c="9"/>| </text:span></text:p>
      <text:p text:style-name="P114"><text:span text:style-name="T30">|---------------------------------------------------------------|</text:span><text:span text:style-name="T23"> <text:s text:c="8"/></text:span><text:span text:style-name="T24">| <text:s text:c="8"/></text:span><text:span text:style-name="T32">101</text:span><text:span text:style-name="T29"> <text:s text:c="5"/></text:span><text:span text:style-name="T24"><text:s/>| <text:s/></text:span><text:span text:style-name="T29">0</text:span><text:span text:style-name="T32">1 </text:span><text:span text:style-name="T24"><text:s/>| <text:s text:c="4"/></text:span><text:span text:style-name="T31">00</text:span><text:span text:style-name="T29"> <text:s text:c="2"/></text:span><text:span text:style-name="T24"><text:s/>| <text:s text:c="12"/></text:span><text:span text:style-name="T29">0 <text:s text:c="5"/></text:span><text:span text:style-name="T24"><text:s text:c="4"/></text:span>| </text:p>
      <text:p text:style-name="P114"><text:span text:style-name="T57">|---------------------------------------------------------------|</text:span> <text:s text:c="190"/><text:span text:style-name="T33">| <text:s text:c="26"/>‘’ <text:s text:c="33"/>|</text:span></text:p>
      <text:p text:style-name="P111"><text:span text:style-name="T33">+---------------------------------------------------------------+ </text:span></text:p>
      <text:p text:style-name="P62"><text:span text:style-name="T33"><text:s/></text:span></text:p>
      <text:p text:style-name="P34"/>
      <text:p text:style-name="P50">Maintenant Alice est la seule personne qui reste dans la messagerie, et si elle a aussi quitté cette messagerie, celle va fermer tout de suite, <text:span text:style-name="T53">autrement dit, il n’y a pas d’une messagerie qui contient aucune personne.</text:span></text:p>
      <text:h text:style-name="P130" text:outline-level="4"><text:bookmark-start text:name="__RefHeading___Toc4807_1084129885"/><text:span text:style-name="T52">V.</text:span>Résumé<text:bookmark-end text:name="__RefHeading___Toc4807_1084129885"/></text:h>
      <text:p text:style-name="P5"/>
      <text:p text:style-name="P49"><text:span text:style-name="T19">C’est u</text:span>n document <text:span text:style-name="T40">spécification </text:span>qui <text:span text:style-name="T19">propose</text:span> <text:span text:style-name="T19">un</text:span> protocole du système de messagerie instantanée, centralisé sur un serveur. <text:span text:style-name="T19">Chaque champ de message a une description détaille qui défini sa longueur et ses fonctionnalités. Les</text:span> message<text:span text:style-name="T19">s</text:span> d’erreur <text:span text:style-name="T19">sont donnés dans la section « Exemples de message d’erreur »</text:span>. <text:span text:style-name="T19">Nous développons deux scénarios qui vous montrent comment notre protocole marche</text:span>. En mettant en œuvre ce protocole, nous pouvons réaliser un système de messagerie instantanée <text:span text:style-name="T19">qui nous</text:span> assure la fiabilité de la liaiso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2" svg:font-family="'Liberation Mono'" style:font-family-generic="modern" style:font-pitch="fixed"/>
    <style:font-face style:name="Liberation Mono" svg:font-family="'Liberation Mono'" style:font-adornments="Gras" style:font-family-generic="modern" style:font-pitch="fixed"/>
    <style:font-face style:name="Liberation Mono1"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Mono" fo:font-family="'Liberation Mono'" style:font-style-name="Gras" style:font-family-generic="modern" style:font-pitch="fixed"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beration Mono1" fo:font-family="'Liberation Mono'" style:font-style-name="Normal" style:font-family-generic="modern" style:font-pitch="fixe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style:paragraph-properties fo:text-align="center" style:justify-single-word="false" style:page-number="auto"/>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
      </style:header>
      <style:footer>
        <text:p text:style-name="MP2"><text:page-number text:select-page="current">7</text:page-number></text:p>
      </style:footer>
      <style:footer-left>
        <text:p text:style-name="MP3"><text:page-number text:select-page="current">2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26T16:05:23.328545995</dc:date>
    <meta:editing-duration>PT1H41M34S</meta:editing-duration>
    <meta:editing-cycles>23</meta:editing-cycles>
    <meta:generator>LibreOffice/5.1.6.2$Linux_X86_64 LibreOffice_project/10m0$Build-2</meta:generator>
    <meta:document-statistic meta:table-count="0" meta:image-count="0" meta:object-count="0" meta:page-count="20" meta:paragraph-count="479" meta:word-count="3340" meta:character-count="45118" meta:non-whitespace-character-count="23746"/>
  </office:meta>
</office:document-meta>
</file>